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1" draw:style-name="gr1" draw:text-style-name="P1" svg:width="15.999cm" svg:height="8.999cm" svg:x="15.005cm" svg:y="74.155cm">
            <draw:object draw:notify-on-update-of-ranges="Sheet1.C1:Sheet1.C1 Sheet1.C2:Sheet1.C183 Sheet1.D1:Sheet1.D1 Sheet1.D2:Sheet1.D183 Sheet1.E1:Sheet1.E1 Sheet1.E2:Sheet1.E183 Sheet1.F1:Sheet1.F1 Sheet1.F2:Sheet1.F18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utation Rate</text:p>
          </table:table-cell>
          <table:table-cell office:value-type="string" calcext:value-type="string">
            <text:p>Mutation * 100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Plateau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formula="of:=[.B2]*100" office:value-type="float" office:value="101" calcext:value-type="float">
            <text:p>101</text:p>
          </table:table-cell>
          <table:table-cell office:value-type="float" office:value="400" calcext:value-type="float">
            <text:p>400</text:p>
          </table:table-cell>
          <table:table-cell office:value-type="float" office:value="14.538" calcext:value-type="float">
            <text:p>14.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formula="of:=[.B3]*100" office:value-type="float" office:value="101" calcext:value-type="float">
            <text:p>101</text:p>
          </table:table-cell>
          <table:table-cell office:value-type="float" office:value="500" calcext:value-type="float">
            <text:p>500</text:p>
          </table:table-cell>
          <table:table-cell office:value-type="float" office:value="-56.172" calcext:value-type="float">
            <text:p>-56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formula="of:=[.B4]*100" office:value-type="float" office:value="101" calcext:value-type="float">
            <text:p>101</text:p>
          </table:table-cell>
          <table:table-cell office:value-type="float" office:value="513" calcext:value-type="float">
            <text:p>513</text:p>
          </table:table-cell>
          <table:table-cell office:value-type="float" office:value="17.714" calcext:value-type="float">
            <text:p>17.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.01</text:p>
          </table:table-cell>
          <table:table-cell table:formula="of:=[.B5]*100" office:value-type="float" office:value="101" calcext:value-type="float">
            <text:p>101</text:p>
          </table:table-cell>
          <table:table-cell office:value-type="float" office:value="513" calcext:value-type="float">
            <text:p>513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.52</text:p>
          </table:table-cell>
          <table:table-cell table:formula="of:=[.B6]*100"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16.67" calcext:value-type="float">
            <text:p>16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3333333333333" calcext:value-type="float">
            <text:p>0.3633333333</text:p>
          </table:table-cell>
          <table:table-cell table:formula="of:=[.B7]*100" office:value-type="float" office:value="36.3333333333333" calcext:value-type="float">
            <text:p>36.3333333333</text:p>
          </table:table-cell>
          <table:table-cell office:value-type="float" office:value="513" calcext:value-type="float">
            <text:p>513</text:p>
          </table:table-cell>
          <table:table-cell office:value-type="float" office:value="20.168" calcext:value-type="float">
            <text:p>20.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table:formula="of:=[.B8]*100" office:value-type="float" office:value="29" calcext:value-type="float">
            <text:p>29</text:p>
          </table:table-cell>
          <table:table-cell office:value-type="float" office:value="550" calcext:value-type="float">
            <text:p>550</text:p>
          </table:table-cell>
          <table:table-cell office:value-type="float" office:value="22.302" calcext:value-type="float">
            <text:p>22.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table:formula="of:=[.B9]*100" office:value-type="float" office:value="101" calcext:value-type="float">
            <text:p>101</text:p>
          </table:table-cell>
          <table:table-cell office:value-type="float" office:value="550" calcext:value-type="float">
            <text:p>550</text:p>
          </table:table-cell>
          <table:table-cell office:value-type="float" office:value="26.954" calcext:value-type="float">
            <text:p>26.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formula="of:=[.B10]*100"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17.754" calcext:value-type="float">
            <text:p>17.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3333333333333" calcext:value-type="float">
            <text:p>0.3633333333</text:p>
          </table:table-cell>
          <table:table-cell table:formula="of:=[.B11]*100" office:value-type="float" office:value="36.3333333333333" calcext:value-type="float">
            <text:p>36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-37.582" calcext:value-type="float">
            <text:p>-37.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table:formula="of:=[.B12]*100" office:value-type="float" office:value="29" calcext:value-type="float">
            <text:p>29</text:p>
          </table:table-cell>
          <table:table-cell office:value-type="float" office:value="550" calcext:value-type="float">
            <text:p>550</text:p>
          </table:table-cell>
          <table:table-cell office:value-type="float" office:value="20.266" calcext:value-type="float">
            <text:p>20.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B13]*100"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31.82" calcext:value-type="float">
            <text:p>31.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6666666666667" calcext:value-type="float">
            <text:p>0.2266666667</text:p>
          </table:table-cell>
          <table:table-cell table:formula="of:=[.B14]*100" office:value-type="float" office:value="22.6666666666667" calcext:value-type="float">
            <text:p>22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19.77" calcext:value-type="float">
            <text:p>19.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2857142857143" calcext:value-type="float">
            <text:p>0.2128571429</text:p>
          </table:table-cell>
          <table:table-cell table:formula="of:=[.B15]*100" office:value-type="float" office:value="21.2857142857143" calcext:value-type="float">
            <text:p>21.2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4.588" calcext:value-type="float">
            <text:p>4.5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5" calcext:value-type="float">
            <text:p>0.205</text:p>
          </table:table-cell>
          <table:table-cell table:formula="of:=[.B16]*100" office:value-type="float" office:value="20.5" calcext:value-type="float">
            <text:p>20.5</text:p>
          </table:table-cell>
          <table:table-cell office:value-type="float" office:value="550" calcext:value-type="float">
            <text:p>550</text:p>
          </table:table-cell>
          <table:table-cell office:value-type="float" office:value="38.518" calcext:value-type="float">
            <text:p>38.5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1111111111111" calcext:value-type="float">
            <text:p>0.2011111111</text:p>
          </table:table-cell>
          <table:table-cell table:formula="of:=[.B17]*100" office:value-type="float" office:value="20.1111111111111" calcext:value-type="float">
            <text:p>20.1111111111</text:p>
          </table:table-cell>
          <table:table-cell office:value-type="float" office:value="550" calcext:value-type="float">
            <text:p>550</text:p>
          </table:table-cell>
          <table:table-cell office:value-type="float" office:value="47.346" calcext:value-type="float">
            <text:p>47.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table:formula="of:=[.B18]*100"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6.578" calcext:value-type="float">
            <text:p>56.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0909090909091" calcext:value-type="float">
            <text:p>0.2009090909</text:p>
          </table:table-cell>
          <table:table-cell table:formula="of:=[.B19]*100" office:value-type="float" office:value="20.0909090909091" calcext:value-type="float">
            <text:p>20.0909090909</text:p>
          </table:table-cell>
          <table:table-cell office:value-type="float" office:value="550" calcext:value-type="float">
            <text:p>550</text:p>
          </table:table-cell>
          <table:table-cell office:value-type="float" office:value="52.894" calcext:value-type="float">
            <text:p>52.8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333333333333" calcext:value-type="float">
            <text:p>0.2033333333</text:p>
          </table:table-cell>
          <table:table-cell table:formula="of:=[.B20]*100" office:value-type="float" office:value="20.3333333333333" calcext:value-type="float">
            <text:p>20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7.486" calcext:value-type="float">
            <text:p>7.4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6923076923077" calcext:value-type="float">
            <text:p>0.2069230769</text:p>
          </table:table-cell>
          <table:table-cell table:formula="of:=[.B21]*100" office:value-type="float" office:value="20.6923076923077" calcext:value-type="float">
            <text:p>20.6923076923</text:p>
          </table:table-cell>
          <table:table-cell office:value-type="float" office:value="550" calcext:value-type="float">
            <text:p>550</text:p>
          </table:table-cell>
          <table:table-cell office:value-type="float" office:value="58.986" calcext:value-type="float">
            <text:p>58.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1428571428571" calcext:value-type="float">
            <text:p>0.2114285714</text:p>
          </table:table-cell>
          <table:table-cell table:formula="of:=[.B22]*100" office:value-type="float" office:value="21.1428571428571" calcext:value-type="float">
            <text:p>21.1428571429</text:p>
          </table:table-cell>
          <table:table-cell office:value-type="float" office:value="550" calcext:value-type="float">
            <text:p>550</text:p>
          </table:table-cell>
          <table:table-cell office:value-type="float" office:value="40.582" calcext:value-type="float">
            <text:p>40.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6666666666667" calcext:value-type="float">
            <text:p>0.2166666667</text:p>
          </table:table-cell>
          <table:table-cell table:formula="of:=[.B23]*100" office:value-type="float" office:value="21.6666666666667" calcext:value-type="float">
            <text:p>21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54.304" calcext:value-type="float">
            <text:p>54.3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25" calcext:value-type="float">
            <text:p>0.2225</text:p>
          </table:table-cell>
          <table:table-cell table:formula="of:=[.B24]*100" office:value-type="float" office:value="22.25" calcext:value-type="float">
            <text:p>22.25</text:p>
          </table:table-cell>
          <table:table-cell office:value-type="float" office:value="550" calcext:value-type="float">
            <text:p>550</text:p>
          </table:table-cell>
          <table:table-cell office:value-type="float" office:value="29.198" calcext:value-type="float">
            <text:p>29.1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8823529411765" calcext:value-type="float">
            <text:p>0.2288235294</text:p>
          </table:table-cell>
          <table:table-cell table:formula="of:=[.B25]*100" office:value-type="float" office:value="22.8823529411765" calcext:value-type="float">
            <text:p>22.8823529412</text:p>
          </table:table-cell>
          <table:table-cell office:value-type="float" office:value="550" calcext:value-type="float">
            <text:p>550</text:p>
          </table:table-cell>
          <table:table-cell office:value-type="float" office:value="6.658" calcext:value-type="float">
            <text:p>6.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5555555555556" calcext:value-type="float">
            <text:p>0.2355555556</text:p>
          </table:table-cell>
          <table:table-cell table:formula="of:=[.B26]*100" office:value-type="float" office:value="23.5555555555556" calcext:value-type="float">
            <text:p>23.5555555556</text:p>
          </table:table-cell>
          <table:table-cell office:value-type="float" office:value="550" calcext:value-type="float">
            <text:p>550</text:p>
          </table:table-cell>
          <table:table-cell office:value-type="float" office:value="56.528" calcext:value-type="float">
            <text:p>56.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2631578947368" calcext:value-type="float">
            <text:p>0.2426315789</text:p>
          </table:table-cell>
          <table:table-cell table:formula="of:=[.B27]*100" office:value-type="float" office:value="24.2631578947368" calcext:value-type="float">
            <text:p>24.2631578947</text:p>
          </table:table-cell>
          <table:table-cell office:value-type="float" office:value="550" calcext:value-type="float">
            <text:p>550</text:p>
          </table:table-cell>
          <table:table-cell office:value-type="float" office:value="57.52" calcext:value-type="float">
            <text:p>57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[.B28]*100"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46.708" calcext:value-type="float">
            <text:p>46.7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7619047619048" calcext:value-type="float">
            <text:p>0.2576190476</text:p>
          </table:table-cell>
          <table:table-cell table:formula="of:=[.B29]*100" office:value-type="float" office:value="25.7619047619048" calcext:value-type="float">
            <text:p>25.7619047619</text:p>
          </table:table-cell>
          <table:table-cell office:value-type="float" office:value="550" calcext:value-type="float">
            <text:p>550</text:p>
          </table:table-cell>
          <table:table-cell office:value-type="float" office:value="63.924" calcext:value-type="float">
            <text:p>63.9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65454545454545" calcext:value-type="float">
            <text:p>0.2654545455</text:p>
          </table:table-cell>
          <table:table-cell table:formula="of:=[.B30]*100" office:value-type="float" office:value="26.5454545454545" calcext:value-type="float">
            <text:p>26.5454545455</text:p>
          </table:table-cell>
          <table:table-cell office:value-type="float" office:value="550" calcext:value-type="float">
            <text:p>550</text:p>
          </table:table-cell>
          <table:table-cell office:value-type="float" office:value="49.494" calcext:value-type="float">
            <text:p>49.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3478260869565" calcext:value-type="float">
            <text:p>0.2734782609</text:p>
          </table:table-cell>
          <table:table-cell table:formula="of:=[.B31]*100" office:value-type="float" office:value="27.3478260869565" calcext:value-type="float">
            <text:p>27.347826087</text:p>
          </table:table-cell>
          <table:table-cell office:value-type="float" office:value="550" calcext:value-type="float">
            <text:p>550</text:p>
          </table:table-cell>
          <table:table-cell office:value-type="float" office:value="37.54" calcext:value-type="float">
            <text:p>37.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1666666666667" calcext:value-type="float">
            <text:p>0.2816666667</text:p>
          </table:table-cell>
          <table:table-cell table:formula="of:=[.B32]*100" office:value-type="float" office:value="28.1666666666667" calcext:value-type="float">
            <text:p>28.1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34.684" calcext:value-type="float">
            <text:p>34.6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9" calcext:value-type="float">
            <text:p>0.29</text:p>
          </table:table-cell>
          <table:table-cell table:formula="of:=[.B33]*100" office:value-type="float" office:value="29" calcext:value-type="float">
            <text:p>29</text:p>
          </table:table-cell>
          <table:table-cell office:value-type="float" office:value="550" calcext:value-type="float">
            <text:p>550</text:p>
          </table:table-cell>
          <table:table-cell office:value-type="float" office:value="55.064" calcext:value-type="float">
            <text:p>55.0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8461538461538" calcext:value-type="float">
            <text:p>0.2984615385</text:p>
          </table:table-cell>
          <table:table-cell table:formula="of:=[.B34]*100" office:value-type="float" office:value="29.8461538461538" calcext:value-type="float">
            <text:p>29.8461538462</text:p>
          </table:table-cell>
          <table:table-cell office:value-type="float" office:value="550" calcext:value-type="float">
            <text:p>550</text:p>
          </table:table-cell>
          <table:table-cell office:value-type="float" office:value="-221.514" calcext:value-type="float">
            <text:p>-221.5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07037037037037" calcext:value-type="float">
            <text:p>0.307037037</text:p>
          </table:table-cell>
          <table:table-cell table:formula="of:=[.B35]*100" office:value-type="float" office:value="30.7037037037037" calcext:value-type="float">
            <text:p>30.7037037037</text:p>
          </table:table-cell>
          <table:table-cell office:value-type="float" office:value="550" calcext:value-type="float">
            <text:p>550</text:p>
          </table:table-cell>
          <table:table-cell office:value-type="float" office:value="48.178" calcext:value-type="float">
            <text:p>48.1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15714285714286" calcext:value-type="float">
            <text:p>0.3157142857</text:p>
          </table:table-cell>
          <table:table-cell table:formula="of:=[.B36]*100" office:value-type="float" office:value="31.5714285714286" calcext:value-type="float">
            <text:p>31.5714285714</text:p>
          </table:table-cell>
          <table:table-cell office:value-type="float" office:value="550" calcext:value-type="float">
            <text:p>550</text:p>
          </table:table-cell>
          <table:table-cell office:value-type="float" office:value="39.772" calcext:value-type="float">
            <text:p>39.7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448275862069" calcext:value-type="float">
            <text:p>0.3244827586</text:p>
          </table:table-cell>
          <table:table-cell table:formula="of:=[.B37]*100" office:value-type="float" office:value="32.448275862069" calcext:value-type="float">
            <text:p>32.4482758621</text:p>
          </table:table-cell>
          <table:table-cell office:value-type="float" office:value="550" calcext:value-type="float">
            <text:p>550</text:p>
          </table:table-cell>
          <table:table-cell office:value-type="float" office:value="-18.33" calcext:value-type="float">
            <text:p>-18.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333333333" calcext:value-type="float">
            <text:p>0.3333333333</text:p>
          </table:table-cell>
          <table:table-cell table:formula="of:=[.B38]*100" office:value-type="float" office:value="33.3333333333333" calcext:value-type="float">
            <text:p>33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31.144" calcext:value-type="float">
            <text:p>31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2258064516129" calcext:value-type="float">
            <text:p>0.3422580645</text:p>
          </table:table-cell>
          <table:table-cell table:formula="of:=[.B39]*100" office:value-type="float" office:value="34.2258064516129" calcext:value-type="float">
            <text:p>34.2258064516</text:p>
          </table:table-cell>
          <table:table-cell office:value-type="float" office:value="550" calcext:value-type="float">
            <text:p>550</text:p>
          </table:table-cell>
          <table:table-cell office:value-type="float" office:value="31.46" calcext:value-type="float">
            <text:p>31.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125" calcext:value-type="float">
            <text:p>0.35125</text:p>
          </table:table-cell>
          <table:table-cell table:formula="of:=[.B40]*100" office:value-type="float" office:value="35.125" calcext:value-type="float">
            <text:p>35.125</text:p>
          </table:table-cell>
          <table:table-cell office:value-type="float" office:value="550" calcext:value-type="float">
            <text:p>550</text:p>
          </table:table-cell>
          <table:table-cell office:value-type="float" office:value="31.404" calcext:value-type="float">
            <text:p>31.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030303030303" calcext:value-type="float">
            <text:p>0.3603030303</text:p>
          </table:table-cell>
          <table:table-cell table:formula="of:=[.B41]*100" office:value-type="float" office:value="36.030303030303" calcext:value-type="float">
            <text:p>36.0303030303</text:p>
          </table:table-cell>
          <table:table-cell office:value-type="float" office:value="550" calcext:value-type="float">
            <text:p>550</text:p>
          </table:table-cell>
          <table:table-cell office:value-type="float" office:value="30.474" calcext:value-type="float">
            <text:p>30.4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9411764705882" calcext:value-type="float">
            <text:p>0.3694117647</text:p>
          </table:table-cell>
          <table:table-cell table:formula="of:=[.B42]*100" office:value-type="float" office:value="36.9411764705882" calcext:value-type="float">
            <text:p>36.9411764706</text:p>
          </table:table-cell>
          <table:table-cell office:value-type="float" office:value="550" calcext:value-type="float">
            <text:p>550</text:p>
          </table:table-cell>
          <table:table-cell office:value-type="float" office:value="18.592" calcext:value-type="float">
            <text:p>18.5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78571428571429" calcext:value-type="float">
            <text:p>0.3785714286</text:p>
          </table:table-cell>
          <table:table-cell table:formula="of:=[.B43]*100" office:value-type="float" office:value="37.8571428571429" calcext:value-type="float">
            <text:p>37.8571428571</text:p>
          </table:table-cell>
          <table:table-cell office:value-type="float" office:value="550" calcext:value-type="float">
            <text:p>550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7777777777778" calcext:value-type="float">
            <text:p>0.3877777778</text:p>
          </table:table-cell>
          <table:table-cell table:formula="of:=[.B44]*100" office:value-type="float" office:value="38.7777777777778" calcext:value-type="float">
            <text:p>38.7777777778</text:p>
          </table:table-cell>
          <table:table-cell office:value-type="float" office:value="550" calcext:value-type="float">
            <text:p>550</text:p>
          </table:table-cell>
          <table:table-cell office:value-type="float" office:value="25.598" calcext:value-type="float">
            <text:p>25.5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97027027027027" calcext:value-type="float">
            <text:p>0.397027027</text:p>
          </table:table-cell>
          <table:table-cell table:formula="of:=[.B45]*100" office:value-type="float" office:value="39.7027027027027" calcext:value-type="float">
            <text:p>39.7027027027</text:p>
          </table:table-cell>
          <table:table-cell office:value-type="float" office:value="550" calcext:value-type="float">
            <text:p>550</text:p>
          </table:table-cell>
          <table:table-cell office:value-type="float" office:value="-306.376" calcext:value-type="float">
            <text:p>-306.3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06315789473684" calcext:value-type="float">
            <text:p>0.4063157895</text:p>
          </table:table-cell>
          <table:table-cell table:formula="of:=[.B46]*100" office:value-type="float" office:value="40.6315789473684" calcext:value-type="float">
            <text:p>40.6315789474</text:p>
          </table:table-cell>
          <table:table-cell office:value-type="float" office:value="550" calcext:value-type="float">
            <text:p>550</text:p>
          </table:table-cell>
          <table:table-cell office:value-type="float" office:value="15.684" calcext:value-type="float">
            <text:p>15.6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641025641026" calcext:value-type="float">
            <text:p>0.4156410256</text:p>
          </table:table-cell>
          <table:table-cell table:formula="of:=[.B47]*100" office:value-type="float" office:value="41.5641025641026" calcext:value-type="float">
            <text:p>41.5641025641</text:p>
          </table:table-cell>
          <table:table-cell office:value-type="float" office:value="550" calcext:value-type="float">
            <text:p>550</text:p>
          </table:table-cell>
          <table:table-cell office:value-type="float" office:value="25.878" calcext:value-type="float">
            <text:p>25.8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25" calcext:value-type="float">
            <text:p>0.425</text:p>
          </table:table-cell>
          <table:table-cell table:formula="of:=[.B48]*100" office:value-type="float" office:value="42.5" calcext:value-type="float">
            <text:p>42.5</text:p>
          </table:table-cell>
          <table:table-cell office:value-type="float" office:value="550" calcext:value-type="float">
            <text:p>550</text:p>
          </table:table-cell>
          <table:table-cell office:value-type="float" office:value="5.69" calcext:value-type="float">
            <text:p>5.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4390243902439" calcext:value-type="float">
            <text:p>0.4343902439</text:p>
          </table:table-cell>
          <table:table-cell table:formula="of:=[.B49]*100" office:value-type="float" office:value="43.4390243902439" calcext:value-type="float">
            <text:p>43.4390243902</text:p>
          </table:table-cell>
          <table:table-cell office:value-type="float" office:value="550" calcext:value-type="float">
            <text:p>550</text:p>
          </table:table-cell>
          <table:table-cell office:value-type="float" office:value="16.35" calcext:value-type="float">
            <text:p>16.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3809523809524" calcext:value-type="float">
            <text:p>0.4438095238</text:p>
          </table:table-cell>
          <table:table-cell table:formula="of:=[.B50]*100" office:value-type="float" office:value="44.3809523809524" calcext:value-type="float">
            <text:p>44.380952381</text:p>
          </table:table-cell>
          <table:table-cell office:value-type="float" office:value="550" calcext:value-type="float">
            <text:p>550</text:p>
          </table:table-cell>
          <table:table-cell office:value-type="float" office:value="25.26" calcext:value-type="float">
            <text:p>25.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53255813953488" calcext:value-type="float">
            <text:p>0.453255814</text:p>
          </table:table-cell>
          <table:table-cell table:formula="of:=[.B51]*100" office:value-type="float" office:value="45.3255813953488" calcext:value-type="float">
            <text:p>45.3255813953</text:p>
          </table:table-cell>
          <table:table-cell office:value-type="float" office:value="550" calcext:value-type="float">
            <text:p>550</text:p>
          </table:table-cell>
          <table:table-cell office:value-type="float" office:value="-24.258" calcext:value-type="float">
            <text:p>-24.2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2727272727273" calcext:value-type="float">
            <text:p>0.4627272727</text:p>
          </table:table-cell>
          <table:table-cell table:formula="of:=[.B52]*100" office:value-type="float" office:value="46.2727272727273" calcext:value-type="float">
            <text:p>46.2727272727</text:p>
          </table:table-cell>
          <table:table-cell office:value-type="float" office:value="550" calcext:value-type="float">
            <text:p>550</text:p>
          </table:table-cell>
          <table:table-cell office:value-type="float" office:value="25.162" calcext:value-type="float">
            <text:p>25.1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2222222222222" calcext:value-type="float">
            <text:p>0.4722222222</text:p>
          </table:table-cell>
          <table:table-cell table:formula="of:=[.B53]*100" office:value-type="float" office:value="47.2222222222222" calcext:value-type="float">
            <text:p>47.2222222222</text:p>
          </table:table-cell>
          <table:table-cell office:value-type="float" office:value="550" calcext:value-type="float">
            <text:p>550</text:p>
          </table:table-cell>
          <table:table-cell office:value-type="float" office:value="27.152" calcext:value-type="float">
            <text:p>27.1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1739130434783" calcext:value-type="float">
            <text:p>0.4817391304</text:p>
          </table:table-cell>
          <table:table-cell table:formula="of:=[.B54]*100" office:value-type="float" office:value="48.1739130434783" calcext:value-type="float">
            <text:p>48.1739130435</text:p>
          </table:table-cell>
          <table:table-cell office:value-type="float" office:value="550" calcext:value-type="float">
            <text:p>550</text:p>
          </table:table-cell>
          <table:table-cell office:value-type="float" office:value="21.414" calcext:value-type="float">
            <text:p>21.4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1276595744681" calcext:value-type="float">
            <text:p>0.4912765957</text:p>
          </table:table-cell>
          <table:table-cell table:formula="of:=[.B55]*100" office:value-type="float" office:value="49.1276595744681" calcext:value-type="float">
            <text:p>49.1276595745</text:p>
          </table:table-cell>
          <table:table-cell office:value-type="float" office:value="550" calcext:value-type="float">
            <text:p>550</text:p>
          </table:table-cell>
          <table:table-cell office:value-type="float" office:value="19.654" calcext:value-type="float">
            <text:p>19.6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00833333333333" calcext:value-type="float">
            <text:p>0.5008333333</text:p>
          </table:table-cell>
          <table:table-cell table:formula="of:=[.B56]*100" office:value-type="float" office:value="50.0833333333333" calcext:value-type="float">
            <text:p>50.08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9.426" calcext:value-type="float">
            <text:p>9.4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10408163265306" calcext:value-type="float">
            <text:p>0.5104081633</text:p>
          </table:table-cell>
          <table:table-cell table:formula="of:=[.B57]*100" office:value-type="float" office:value="51.0408163265306" calcext:value-type="float">
            <text:p>51.0408163265</text:p>
          </table:table-cell>
          <table:table-cell office:value-type="float" office:value="550" calcext:value-type="float">
            <text:p>550</text:p>
          </table:table-cell>
          <table:table-cell office:value-type="float" office:value="20.88" calcext:value-type="float">
            <text:p>20.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" calcext:value-type="float">
            <text:p>0.52</text:p>
          </table:table-cell>
          <table:table-cell table:formula="of:=[.B58]*100"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-27.98" calcext:value-type="float">
            <text:p>-27.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9607843137255" calcext:value-type="float">
            <text:p>0.5296078431</text:p>
          </table:table-cell>
          <table:table-cell table:formula="of:=[.B59]*100" office:value-type="float" office:value="52.9607843137255" calcext:value-type="float">
            <text:p>52.9607843137</text:p>
          </table:table-cell>
          <table:table-cell office:value-type="float" office:value="550" calcext:value-type="float">
            <text:p>550</text:p>
          </table:table-cell>
          <table:table-cell office:value-type="float" office:value="17.878" calcext:value-type="float">
            <text:p>17.8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39230769230769" calcext:value-type="float">
            <text:p>0.5392307692</text:p>
          </table:table-cell>
          <table:table-cell table:formula="of:=[.B60]*100" office:value-type="float" office:value="53.9230769230769" calcext:value-type="float">
            <text:p>53.9230769231</text:p>
          </table:table-cell>
          <table:table-cell office:value-type="float" office:value="550" calcext:value-type="float">
            <text:p>550</text:p>
          </table:table-cell>
          <table:table-cell office:value-type="float" office:value="-146.694" calcext:value-type="float">
            <text:p>-146.6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8867924528302" calcext:value-type="float">
            <text:p>0.5488679245</text:p>
          </table:table-cell>
          <table:table-cell table:formula="of:=[.B61]*100" office:value-type="float" office:value="54.8867924528302" calcext:value-type="float">
            <text:p>54.8867924528</text:p>
          </table:table-cell>
          <table:table-cell office:value-type="float" office:value="550" calcext:value-type="float">
            <text:p>550</text:p>
          </table:table-cell>
          <table:table-cell office:value-type="float" office:value="20.558" calcext:value-type="float">
            <text:p>20.5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58518518518518" calcext:value-type="float">
            <text:p>0.5585185185</text:p>
          </table:table-cell>
          <table:table-cell table:formula="of:=[.B62]*100" office:value-type="float" office:value="55.8518518518519" calcext:value-type="float">
            <text:p>55.8518518519</text:p>
          </table:table-cell>
          <table:table-cell office:value-type="float" office:value="550" calcext:value-type="float">
            <text:p>550</text:p>
          </table:table-cell>
          <table:table-cell office:value-type="float" office:value="18.88" calcext:value-type="float">
            <text:p>18.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8181818181818" calcext:value-type="float">
            <text:p>0.5681818182</text:p>
          </table:table-cell>
          <table:table-cell table:formula="of:=[.B63]*100" office:value-type="float" office:value="56.8181818181818" calcext:value-type="float">
            <text:p>56.8181818182</text:p>
          </table:table-cell>
          <table:table-cell office:value-type="float" office:value="550" calcext:value-type="float">
            <text:p>550</text:p>
          </table:table-cell>
          <table:table-cell office:value-type="float" office:value="18.546" calcext:value-type="float">
            <text:p>18.5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77857142857143" calcext:value-type="float">
            <text:p>0.5778571429</text:p>
          </table:table-cell>
          <table:table-cell table:formula="of:=[.B64]*100" office:value-type="float" office:value="57.7857142857143" calcext:value-type="float">
            <text:p>57.7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19.78" calcext:value-type="float">
            <text:p>19.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7543859649123" calcext:value-type="float">
            <text:p>0.5875438596</text:p>
          </table:table-cell>
          <table:table-cell table:formula="of:=[.B65]*100" office:value-type="float" office:value="58.7543859649123" calcext:value-type="float">
            <text:p>58.7543859649</text:p>
          </table:table-cell>
          <table:table-cell office:value-type="float" office:value="550" calcext:value-type="float">
            <text:p>550</text:p>
          </table:table-cell>
          <table:table-cell office:value-type="float" office:value="15.558" calcext:value-type="float">
            <text:p>15.5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97241379310345" calcext:value-type="float">
            <text:p>0.5972413793</text:p>
          </table:table-cell>
          <table:table-cell table:formula="of:=[.B66]*100" office:value-type="float" office:value="59.7241379310345" calcext:value-type="float">
            <text:p>59.724137931</text:p>
          </table:table-cell>
          <table:table-cell office:value-type="float" office:value="550" calcext:value-type="float">
            <text:p>550</text:p>
          </table:table-cell>
          <table:table-cell office:value-type="float" office:value="19.888" calcext:value-type="float">
            <text:p>19.8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06949152542373" calcext:value-type="float">
            <text:p>0.6069491525</text:p>
          </table:table-cell>
          <table:table-cell table:formula="of:=[.B67]*100" office:value-type="float" office:value="60.6949152542373" calcext:value-type="float">
            <text:p>60.6949152542</text:p>
          </table:table-cell>
          <table:table-cell office:value-type="float" office:value="550" calcext:value-type="float">
            <text:p>55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6666666666667" calcext:value-type="float">
            <text:p>0.6166666667</text:p>
          </table:table-cell>
          <table:table-cell table:formula="of:=[.B68]*100" office:value-type="float" office:value="61.6666666666667" calcext:value-type="float">
            <text:p>61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15.278" calcext:value-type="float">
            <text:p>15.2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6393442622951" calcext:value-type="float">
            <text:p>0.6263934426</text:p>
          </table:table-cell>
          <table:table-cell table:formula="of:=[.B69]*100" office:value-type="float" office:value="62.6393442622951" calcext:value-type="float">
            <text:p>62.6393442623</text:p>
          </table:table-cell>
          <table:table-cell office:value-type="float" office:value="550" calcext:value-type="float">
            <text:p>550</text:p>
          </table:table-cell>
          <table:table-cell office:value-type="float" office:value="25.4" calcext:value-type="float">
            <text:p>25.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36129032258064" calcext:value-type="float">
            <text:p>0.6361290323</text:p>
          </table:table-cell>
          <table:table-cell table:formula="of:=[.B70]*100" office:value-type="float" office:value="63.6129032258065" calcext:value-type="float">
            <text:p>63.6129032258</text:p>
          </table:table-cell>
          <table:table-cell office:value-type="float" office:value="550" calcext:value-type="float">
            <text:p>550</text:p>
          </table:table-cell>
          <table:table-cell office:value-type="float" office:value="5.984" calcext:value-type="float">
            <text:p>5.9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5873015873016" calcext:value-type="float">
            <text:p>0.6458730159</text:p>
          </table:table-cell>
          <table:table-cell table:formula="of:=[.B71]*100" office:value-type="float" office:value="64.5873015873016" calcext:value-type="float">
            <text:p>64.5873015873</text:p>
          </table:table-cell>
          <table:table-cell office:value-type="float" office:value="550" calcext:value-type="float">
            <text:p>550</text:p>
          </table:table-cell>
          <table:table-cell office:value-type="float" office:value="17.958" calcext:value-type="float">
            <text:p>17.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55625" calcext:value-type="float">
            <text:p>0.655625</text:p>
          </table:table-cell>
          <table:table-cell table:formula="of:=[.B72]*100" office:value-type="float" office:value="65.5625" calcext:value-type="float">
            <text:p>65.5625</text:p>
          </table:table-cell>
          <table:table-cell office:value-type="float" office:value="550" calcext:value-type="float">
            <text:p>550</text:p>
          </table:table-cell>
          <table:table-cell office:value-type="float" office:value="-26.656" calcext:value-type="float">
            <text:p>-26.6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5384615384615" calcext:value-type="float">
            <text:p>0.6653846154</text:p>
          </table:table-cell>
          <table:table-cell table:formula="of:=[.B73]*100" office:value-type="float" office:value="66.5384615384616" calcext:value-type="float">
            <text:p>66.5384615385</text:p>
          </table:table-cell>
          <table:table-cell office:value-type="float" office:value="550" calcext:value-type="float">
            <text:p>550</text:p>
          </table:table-cell>
          <table:table-cell office:value-type="float" office:value="2.4" calcext:value-type="float">
            <text:p>2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75151515151515" calcext:value-type="float">
            <text:p>0.6751515152</text:p>
          </table:table-cell>
          <table:table-cell table:formula="of:=[.B74]*100" office:value-type="float" office:value="67.5151515151515" calcext:value-type="float">
            <text:p>67.5151515152</text:p>
          </table:table-cell>
          <table:table-cell office:value-type="float" office:value="550" calcext:value-type="float">
            <text:p>550</text:p>
          </table:table-cell>
          <table:table-cell office:value-type="float" office:value="18.794" calcext:value-type="float">
            <text:p>18.7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84925373134328" calcext:value-type="float">
            <text:p>0.6849253731</text:p>
          </table:table-cell>
          <table:table-cell table:formula="of:=[.B75]*100" office:value-type="float" office:value="68.4925373134328" calcext:value-type="float">
            <text:p>68.4925373134</text:p>
          </table:table-cell>
          <table:table-cell office:value-type="float" office:value="550" calcext:value-type="float">
            <text:p>550</text:p>
          </table:table-cell>
          <table:table-cell office:value-type="float" office:value="12.304" calcext:value-type="float">
            <text:p>12.30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94705882352941" calcext:value-type="float">
            <text:p>0.6947058824</text:p>
          </table:table-cell>
          <table:table-cell table:formula="of:=[.B76]*100" office:value-type="float" office:value="69.4705882352941" calcext:value-type="float">
            <text:p>69.4705882353</text:p>
          </table:table-cell>
          <table:table-cell office:value-type="float" office:value="550" calcext:value-type="float">
            <text:p>550</text:p>
          </table:table-cell>
          <table:table-cell office:value-type="float" office:value="16.04" calcext:value-type="float">
            <text:p>16.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04492753623188" calcext:value-type="float">
            <text:p>0.7044927536</text:p>
          </table:table-cell>
          <table:table-cell table:formula="of:=[.B77]*100" office:value-type="float" office:value="70.4492753623188" calcext:value-type="float">
            <text:p>70.4492753623</text:p>
          </table:table-cell>
          <table:table-cell office:value-type="float" office:value="550" calcext:value-type="float">
            <text:p>550</text:p>
          </table:table-cell>
          <table:table-cell office:value-type="float" office:value="-67.084" calcext:value-type="float">
            <text:p>-67.0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14285714285714" calcext:value-type="float">
            <text:p>0.7142857143</text:p>
          </table:table-cell>
          <table:table-cell table:formula="of:=[.B78]*100" office:value-type="float" office:value="71.4285714285714" calcext:value-type="float">
            <text:p>71.4285714286</text:p>
          </table:table-cell>
          <table:table-cell office:value-type="float" office:value="550" calcext:value-type="float">
            <text:p>550</text:p>
          </table:table-cell>
          <table:table-cell office:value-type="float" office:value="6.542" calcext:value-type="float">
            <text:p>6.5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24084507042253" calcext:value-type="float">
            <text:p>0.724084507</text:p>
          </table:table-cell>
          <table:table-cell table:formula="of:=[.B79]*100" office:value-type="float" office:value="72.4084507042253" calcext:value-type="float">
            <text:p>72.4084507042</text:p>
          </table:table-cell>
          <table:table-cell office:value-type="float" office:value="550" calcext:value-type="float">
            <text:p>550</text:p>
          </table:table-cell>
          <table:table-cell office:value-type="float" office:value="8.288" calcext:value-type="float">
            <text:p>8.2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33888888888889" calcext:value-type="float">
            <text:p>0.7338888889</text:p>
          </table:table-cell>
          <table:table-cell table:formula="of:=[.B80]*100" office:value-type="float" office:value="73.3888888888889" calcext:value-type="float">
            <text:p>73.3888888889</text:p>
          </table:table-cell>
          <table:table-cell office:value-type="float" office:value="550" calcext:value-type="float">
            <text:p>550</text:p>
          </table:table-cell>
          <table:table-cell office:value-type="float" office:value="-68.626" calcext:value-type="float">
            <text:p>-68.6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43698630136986" calcext:value-type="float">
            <text:p>0.7436986301</text:p>
          </table:table-cell>
          <table:table-cell table:formula="of:=[.B81]*100" office:value-type="float" office:value="74.3698630136986" calcext:value-type="float">
            <text:p>74.3698630137</text:p>
          </table:table-cell>
          <table:table-cell office:value-type="float" office:value="550" calcext:value-type="float">
            <text:p>550</text:p>
          </table:table-cell>
          <table:table-cell office:value-type="float" office:value="-73.48" calcext:value-type="float">
            <text:p>-73.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3513513513513" calcext:value-type="float">
            <text:p>0.7535135135</text:p>
          </table:table-cell>
          <table:table-cell table:formula="of:=[.B82]*100" office:value-type="float" office:value="75.3513513513514" calcext:value-type="float">
            <text:p>75.3513513514</text:p>
          </table:table-cell>
          <table:table-cell office:value-type="float" office:value="550" calcext:value-type="float">
            <text:p>550</text:p>
          </table:table-cell>
          <table:table-cell office:value-type="float" office:value="12.926" calcext:value-type="float">
            <text:p>12.9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63333333333333" calcext:value-type="float">
            <text:p>0.7633333333</text:p>
          </table:table-cell>
          <table:table-cell table:formula="of:=[.B83]*100" office:value-type="float" office:value="76.3333333333333" calcext:value-type="float">
            <text:p>76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20.724" calcext:value-type="float">
            <text:p>20.7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73157894736842" calcext:value-type="float">
            <text:p>0.7731578947</text:p>
          </table:table-cell>
          <table:table-cell table:formula="of:=[.B84]*100" office:value-type="float" office:value="77.3157894736842" calcext:value-type="float">
            <text:p>77.3157894737</text:p>
          </table:table-cell>
          <table:table-cell office:value-type="float" office:value="552" calcext:value-type="float">
            <text:p>552</text:p>
          </table:table-cell>
          <table:table-cell office:value-type="float" office:value="17.5" calcext:value-type="float">
            <text:p>17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1" calcext:value-type="float">
            <text:p>1.01</text:p>
          </table:table-cell>
          <table:table-cell table:formula="of:=[.B85]*100" office:value-type="float" office:value="101" calcext:value-type="float">
            <text:p>101</text:p>
          </table:table-cell>
          <table:table-cell office:value-type="float" office:value="552" calcext:value-type="float">
            <text:p>552</text:p>
          </table:table-cell>
          <table:table-cell office:value-type="float" office:value="18.132" calcext:value-type="float">
            <text:p>18.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" calcext:value-type="float">
            <text:p>0.52</text:p>
          </table:table-cell>
          <table:table-cell table:formula="of:=[.B86]*100" office:value-type="float" office:value="52" calcext:value-type="float">
            <text:p>52</text:p>
          </table:table-cell>
          <table:table-cell office:value-type="float" office:value="552" calcext:value-type="float">
            <text:p>552</text:p>
          </table:table-cell>
          <table:table-cell office:value-type="float" office:value="10.18" calcext:value-type="float">
            <text:p>1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63333333333333" calcext:value-type="float">
            <text:p>0.3633333333</text:p>
          </table:table-cell>
          <table:table-cell table:formula="of:=[.B87]*100" office:value-type="float" office:value="36.3333333333333" calcext:value-type="float">
            <text:p>36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1.986" calcext:value-type="float">
            <text:p>1.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" calcext:value-type="float">
            <text:p>0.29</text:p>
          </table:table-cell>
          <table:table-cell table:formula="of:=[.B88]*100" office:value-type="float" office:value="29" calcext:value-type="float">
            <text:p>29</text:p>
          </table:table-cell>
          <table:table-cell office:value-type="float" office:value="552" calcext:value-type="float">
            <text:p>552</text:p>
          </table:table-cell>
          <table:table-cell office:value-type="float" office:value="16.17" calcext:value-type="float">
            <text:p>16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5" calcext:value-type="float">
            <text:p>0.25</text:p>
          </table:table-cell>
          <table:table-cell table:formula="of:=[.B89]*100"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.798" calcext:value-type="float">
            <text:p>4.7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26666666666667" calcext:value-type="float">
            <text:p>0.2266666667</text:p>
          </table:table-cell>
          <table:table-cell table:formula="of:=[.B90]*100" office:value-type="float" office:value="22.6666666666667" calcext:value-type="float">
            <text:p>22.6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23.918" calcext:value-type="float">
            <text:p>23.9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12857142857143" calcext:value-type="float">
            <text:p>0.2128571429</text:p>
          </table:table-cell>
          <table:table-cell table:formula="of:=[.B91]*100" office:value-type="float" office:value="21.2857142857143" calcext:value-type="float">
            <text:p>21.2857142857</text:p>
          </table:table-cell>
          <table:table-cell office:value-type="float" office:value="552" calcext:value-type="float">
            <text:p>552</text:p>
          </table:table-cell>
          <table:table-cell office:value-type="float" office:value="32.7" calcext:value-type="float">
            <text:p>32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5" calcext:value-type="float">
            <text:p>0.205</text:p>
          </table:table-cell>
          <table:table-cell table:formula="of:=[.B92]*100" office:value-type="float" office:value="20.5" calcext:value-type="float">
            <text:p>20.5</text:p>
          </table:table-cell>
          <table:table-cell office:value-type="float" office:value="552" calcext:value-type="float">
            <text:p>552</text:p>
          </table:table-cell>
          <table:table-cell office:value-type="float" office:value="34.648" calcext:value-type="float">
            <text:p>34.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01111111111111" calcext:value-type="float">
            <text:p>0.2011111111</text:p>
          </table:table-cell>
          <table:table-cell table:formula="of:=[.B93]*100" office:value-type="float" office:value="20.1111111111111" calcext:value-type="float">
            <text:p>20.1111111111</text:p>
          </table:table-cell>
          <table:table-cell office:value-type="float" office:value="552" calcext:value-type="float">
            <text:p>552</text:p>
          </table:table-cell>
          <table:table-cell office:value-type="float" office:value="41.03" calcext:value-type="float">
            <text:p>41.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table:formula="of:=[.B94]*100"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43.102" calcext:value-type="float">
            <text:p>43.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00909090909091" calcext:value-type="float">
            <text:p>0.2009090909</text:p>
          </table:table-cell>
          <table:table-cell table:formula="of:=[.B95]*100" office:value-type="float" office:value="20.0909090909091" calcext:value-type="float">
            <text:p>20.0909090909</text:p>
          </table:table-cell>
          <table:table-cell office:value-type="float" office:value="552" calcext:value-type="float">
            <text:p>552</text:p>
          </table:table-cell>
          <table:table-cell office:value-type="float" office:value="50.442" calcext:value-type="float">
            <text:p>50.4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03333333333333" calcext:value-type="float">
            <text:p>0.2033333333</text:p>
          </table:table-cell>
          <table:table-cell table:formula="of:=[.B96]*100" office:value-type="float" office:value="20.3333333333333" calcext:value-type="float">
            <text:p>20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25.002" calcext:value-type="float">
            <text:p>25.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06923076923077" calcext:value-type="float">
            <text:p>0.2069230769</text:p>
          </table:table-cell>
          <table:table-cell table:formula="of:=[.B97]*100" office:value-type="float" office:value="20.6923076923077" calcext:value-type="float">
            <text:p>20.6923076923</text:p>
          </table:table-cell>
          <table:table-cell office:value-type="float" office:value="552" calcext:value-type="float">
            <text:p>552</text:p>
          </table:table-cell>
          <table:table-cell office:value-type="float" office:value="46.85" calcext:value-type="float">
            <text:p>46.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11428571428571" calcext:value-type="float">
            <text:p>0.2114285714</text:p>
          </table:table-cell>
          <table:table-cell table:formula="of:=[.B98]*100" office:value-type="float" office:value="21.1428571428571" calcext:value-type="float">
            <text:p>21.1428571429</text:p>
          </table:table-cell>
          <table:table-cell office:value-type="float" office:value="552" calcext:value-type="float">
            <text:p>552</text:p>
          </table:table-cell>
          <table:table-cell office:value-type="float" office:value="47.526" calcext:value-type="float">
            <text:p>47.5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6666666666667" calcext:value-type="float">
            <text:p>0.2166666667</text:p>
          </table:table-cell>
          <table:table-cell table:formula="of:=[.B99]*100" office:value-type="float" office:value="21.6666666666667" calcext:value-type="float">
            <text:p>21.6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-28.816" calcext:value-type="float">
            <text:p>-28.8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225" calcext:value-type="float">
            <text:p>0.2225</text:p>
          </table:table-cell>
          <table:table-cell table:formula="of:=[.B100]*100" office:value-type="float" office:value="22.25" calcext:value-type="float">
            <text:p>22.25</text:p>
          </table:table-cell>
          <table:table-cell office:value-type="float" office:value="552" calcext:value-type="float">
            <text:p>552</text:p>
          </table:table-cell>
          <table:table-cell office:value-type="float" office:value="56.006" calcext:value-type="float">
            <text:p>56.0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28823529411765" calcext:value-type="float">
            <text:p>0.2288235294</text:p>
          </table:table-cell>
          <table:table-cell table:formula="of:=[.B101]*100" office:value-type="float" office:value="22.8823529411765" calcext:value-type="float">
            <text:p>22.8823529412</text:p>
          </table:table-cell>
          <table:table-cell office:value-type="float" office:value="552" calcext:value-type="float">
            <text:p>552</text:p>
          </table:table-cell>
          <table:table-cell office:value-type="float" office:value="57.326" calcext:value-type="float">
            <text:p>57.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5555555555556" calcext:value-type="float">
            <text:p>0.2355555556</text:p>
          </table:table-cell>
          <table:table-cell table:formula="of:=[.B102]*100" office:value-type="float" office:value="23.5555555555556" calcext:value-type="float">
            <text:p>23.5555555556</text:p>
          </table:table-cell>
          <table:table-cell office:value-type="float" office:value="552" calcext:value-type="float">
            <text:p>552</text:p>
          </table:table-cell>
          <table:table-cell office:value-type="float" office:value="51.05" calcext:value-type="float">
            <text:p>51.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42631578947368" calcext:value-type="float">
            <text:p>0.2426315789</text:p>
          </table:table-cell>
          <table:table-cell table:formula="of:=[.B103]*100" office:value-type="float" office:value="24.2631578947368" calcext:value-type="float">
            <text:p>24.2631578947</text:p>
          </table:table-cell>
          <table:table-cell office:value-type="float" office:value="552" calcext:value-type="float">
            <text:p>552</text:p>
          </table:table-cell>
          <table:table-cell office:value-type="float" office:value="45.262" calcext:value-type="float">
            <text:p>45.2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.25</text:p>
          </table:table-cell>
          <table:table-cell table:formula="of:=[.B104]*100"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3.326" calcext:value-type="float">
            <text:p>43.3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57619047619048" calcext:value-type="float">
            <text:p>0.2576190476</text:p>
          </table:table-cell>
          <table:table-cell table:formula="of:=[.B105]*100" office:value-type="float" office:value="25.7619047619048" calcext:value-type="float">
            <text:p>25.7619047619</text:p>
          </table:table-cell>
          <table:table-cell office:value-type="float" office:value="552" calcext:value-type="float">
            <text:p>552</text:p>
          </table:table-cell>
          <table:table-cell office:value-type="float" office:value="-278.604" calcext:value-type="float">
            <text:p>-278.6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5454545454545" calcext:value-type="float">
            <text:p>0.2654545455</text:p>
          </table:table-cell>
          <table:table-cell table:formula="of:=[.B106]*100" office:value-type="float" office:value="26.5454545454545" calcext:value-type="float">
            <text:p>26.5454545455</text:p>
          </table:table-cell>
          <table:table-cell office:value-type="float" office:value="552" calcext:value-type="float">
            <text:p>552</text:p>
          </table:table-cell>
          <table:table-cell office:value-type="float" office:value="39.864" calcext:value-type="float">
            <text:p>39.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3478260869565" calcext:value-type="float">
            <text:p>0.2734782609</text:p>
          </table:table-cell>
          <table:table-cell table:formula="of:=[.B107]*100" office:value-type="float" office:value="27.3478260869565" calcext:value-type="float">
            <text:p>27.347826087</text:p>
          </table:table-cell>
          <table:table-cell office:value-type="float" office:value="552" calcext:value-type="float">
            <text:p>552</text:p>
          </table:table-cell>
          <table:table-cell office:value-type="float" office:value="47.652" calcext:value-type="float">
            <text:p>47.6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1666666666667" calcext:value-type="float">
            <text:p>0.2816666667</text:p>
          </table:table-cell>
          <table:table-cell table:formula="of:=[.B108]*100" office:value-type="float" office:value="28.1666666666667" calcext:value-type="float">
            <text:p>28.1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26.908" calcext:value-type="float">
            <text:p>26.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" calcext:value-type="float">
            <text:p>0.29</text:p>
          </table:table-cell>
          <table:table-cell table:formula="of:=[.B109]*100" office:value-type="float" office:value="29" calcext:value-type="float">
            <text:p>29</text:p>
          </table:table-cell>
          <table:table-cell office:value-type="float" office:value="552" calcext:value-type="float">
            <text:p>552</text:p>
          </table:table-cell>
          <table:table-cell office:value-type="float" office:value="23.426" calcext:value-type="float">
            <text:p>23.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98461538461538" calcext:value-type="float">
            <text:p>0.2984615385</text:p>
          </table:table-cell>
          <table:table-cell table:formula="of:=[.B110]*100" office:value-type="float" office:value="29.8461538461538" calcext:value-type="float">
            <text:p>29.8461538462</text:p>
          </table:table-cell>
          <table:table-cell office:value-type="float" office:value="552" calcext:value-type="float">
            <text:p>552</text:p>
          </table:table-cell>
          <table:table-cell office:value-type="float" office:value="32.482" calcext:value-type="float">
            <text:p>32.4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07037037037037" calcext:value-type="float">
            <text:p>0.307037037</text:p>
          </table:table-cell>
          <table:table-cell table:formula="of:=[.B111]*100" office:value-type="float" office:value="30.7037037037037" calcext:value-type="float">
            <text:p>30.7037037037</text:p>
          </table:table-cell>
          <table:table-cell office:value-type="float" office:value="552" calcext:value-type="float">
            <text:p>552</text:p>
          </table:table-cell>
          <table:table-cell office:value-type="float" office:value="23.38" calcext:value-type="float">
            <text:p>23.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15714285714286" calcext:value-type="float">
            <text:p>0.3157142857</text:p>
          </table:table-cell>
          <table:table-cell table:formula="of:=[.B112]*100" office:value-type="float" office:value="31.5714285714286" calcext:value-type="float">
            <text:p>31.5714285714</text:p>
          </table:table-cell>
          <table:table-cell office:value-type="float" office:value="552" calcext:value-type="float">
            <text:p>552</text:p>
          </table:table-cell>
          <table:table-cell office:value-type="float" office:value="27.874" calcext:value-type="float">
            <text:p>27.8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448275862069" calcext:value-type="float">
            <text:p>0.3244827586</text:p>
          </table:table-cell>
          <table:table-cell table:formula="of:=[.B113]*100" office:value-type="float" office:value="32.448275862069" calcext:value-type="float">
            <text:p>32.4482758621</text:p>
          </table:table-cell>
          <table:table-cell office:value-type="float" office:value="552" calcext:value-type="float">
            <text:p>552</text:p>
          </table:table-cell>
          <table:table-cell office:value-type="float" office:value="32.832" calcext:value-type="float">
            <text:p>32.8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333333333" calcext:value-type="float">
            <text:p>0.3333333333</text:p>
          </table:table-cell>
          <table:table-cell table:formula="of:=[.B114]*100" office:value-type="float" office:value="33.3333333333333" calcext:value-type="float">
            <text:p>33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26.564" calcext:value-type="float">
            <text:p>26.5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2258064516129" calcext:value-type="float">
            <text:p>0.3422580645</text:p>
          </table:table-cell>
          <table:table-cell table:formula="of:=[.B115]*100" office:value-type="float" office:value="34.2258064516129" calcext:value-type="float">
            <text:p>34.2258064516</text:p>
          </table:table-cell>
          <table:table-cell office:value-type="float" office:value="552" calcext:value-type="float">
            <text:p>552</text:p>
          </table:table-cell>
          <table:table-cell office:value-type="float" office:value="32.858" calcext:value-type="float">
            <text:p>32.8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5125" calcext:value-type="float">
            <text:p>0.35125</text:p>
          </table:table-cell>
          <table:table-cell table:formula="of:=[.B116]*100" office:value-type="float" office:value="35.125" calcext:value-type="float">
            <text:p>35.125</text:p>
          </table:table-cell>
          <table:table-cell office:value-type="float" office:value="552" calcext:value-type="float">
            <text:p>552</text:p>
          </table:table-cell>
          <table:table-cell office:value-type="float" office:value="32.036" calcext:value-type="float">
            <text:p>32.0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6030303030303" calcext:value-type="float">
            <text:p>0.3603030303</text:p>
          </table:table-cell>
          <table:table-cell table:formula="of:=[.B117]*100" office:value-type="float" office:value="36.030303030303" calcext:value-type="float">
            <text:p>36.0303030303</text:p>
          </table:table-cell>
          <table:table-cell office:value-type="float" office:value="552" calcext:value-type="float">
            <text:p>552</text:p>
          </table:table-cell>
          <table:table-cell office:value-type="float" office:value="22.256" calcext:value-type="float">
            <text:p>22.2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9411764705882" calcext:value-type="float">
            <text:p>0.3694117647</text:p>
          </table:table-cell>
          <table:table-cell table:formula="of:=[.B118]*100" office:value-type="float" office:value="36.9411764705882" calcext:value-type="float">
            <text:p>36.9411764706</text:p>
          </table:table-cell>
          <table:table-cell office:value-type="float" office:value="552" calcext:value-type="float">
            <text:p>552</text:p>
          </table:table-cell>
          <table:table-cell office:value-type="float" office:value="28.854" calcext:value-type="float">
            <text:p>28.8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8571428571429" calcext:value-type="float">
            <text:p>0.3785714286</text:p>
          </table:table-cell>
          <table:table-cell table:formula="of:=[.B119]*100" office:value-type="float" office:value="37.8571428571429" calcext:value-type="float">
            <text:p>37.8571428571</text:p>
          </table:table-cell>
          <table:table-cell office:value-type="float" office:value="552" calcext:value-type="float">
            <text:p>552</text:p>
          </table:table-cell>
          <table:table-cell office:value-type="float" office:value="26.196" calcext:value-type="float">
            <text:p>26.1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7777777777778" calcext:value-type="float">
            <text:p>0.3877777778</text:p>
          </table:table-cell>
          <table:table-cell table:formula="of:=[.B120]*100" office:value-type="float" office:value="38.7777777777778" calcext:value-type="float">
            <text:p>38.7777777778</text:p>
          </table:table-cell>
          <table:table-cell office:value-type="float" office:value="552" calcext:value-type="float">
            <text:p>552</text:p>
          </table:table-cell>
          <table:table-cell office:value-type="float" office:value="29.414" calcext:value-type="float">
            <text:p>29.4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7027027027027" calcext:value-type="float">
            <text:p>0.397027027</text:p>
          </table:table-cell>
          <table:table-cell table:formula="of:=[.B121]*100" office:value-type="float" office:value="39.7027027027027" calcext:value-type="float">
            <text:p>39.7027027027</text:p>
          </table:table-cell>
          <table:table-cell office:value-type="float" office:value="552" calcext:value-type="float">
            <text:p>552</text:p>
          </table:table-cell>
          <table:table-cell office:value-type="float" office:value="32.362" calcext:value-type="float">
            <text:p>32.3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6315789473684" calcext:value-type="float">
            <text:p>0.4063157895</text:p>
          </table:table-cell>
          <table:table-cell table:formula="of:=[.B122]*100" office:value-type="float" office:value="40.6315789473684" calcext:value-type="float">
            <text:p>40.6315789474</text:p>
          </table:table-cell>
          <table:table-cell office:value-type="float" office:value="552" calcext:value-type="float">
            <text:p>552</text:p>
          </table:table-cell>
          <table:table-cell office:value-type="float" office:value="24.326" calcext:value-type="float">
            <text:p>24.3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5641025641026" calcext:value-type="float">
            <text:p>0.4156410256</text:p>
          </table:table-cell>
          <table:table-cell table:formula="of:=[.B123]*100" office:value-type="float" office:value="41.5641025641026" calcext:value-type="float">
            <text:p>41.5641025641</text:p>
          </table:table-cell>
          <table:table-cell office:value-type="float" office:value="552" calcext:value-type="float">
            <text:p>552</text:p>
          </table:table-cell>
          <table:table-cell office:value-type="float" office:value="22.968" calcext:value-type="float">
            <text:p>22.9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5" calcext:value-type="float">
            <text:p>0.425</text:p>
          </table:table-cell>
          <table:table-cell table:formula="of:=[.B124]*100" office:value-type="float" office:value="42.5" calcext:value-type="float">
            <text:p>42.5</text:p>
          </table:table-cell>
          <table:table-cell office:value-type="float" office:value="552" calcext:value-type="float">
            <text:p>552</text:p>
          </table:table-cell>
          <table:table-cell office:value-type="float" office:value="29.864" calcext:value-type="float">
            <text:p>29.8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34390243902439" calcext:value-type="float">
            <text:p>0.4343902439</text:p>
          </table:table-cell>
          <table:table-cell table:formula="of:=[.B125]*100" office:value-type="float" office:value="43.4390243902439" calcext:value-type="float">
            <text:p>43.4390243902</text:p>
          </table:table-cell>
          <table:table-cell office:value-type="float" office:value="552" calcext:value-type="float">
            <text:p>552</text:p>
          </table:table-cell>
          <table:table-cell office:value-type="float" office:value="6.29" calcext:value-type="float">
            <text:p>6.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43809523809524" calcext:value-type="float">
            <text:p>0.4438095238</text:p>
          </table:table-cell>
          <table:table-cell table:formula="of:=[.B126]*100" office:value-type="float" office:value="44.3809523809524" calcext:value-type="float">
            <text:p>44.380952381</text:p>
          </table:table-cell>
          <table:table-cell office:value-type="float" office:value="552" calcext:value-type="float">
            <text:p>552</text:p>
          </table:table-cell>
          <table:table-cell office:value-type="float" office:value="-8.818" calcext:value-type="float">
            <text:p>-8.8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53255813953488" calcext:value-type="float">
            <text:p>0.453255814</text:p>
          </table:table-cell>
          <table:table-cell table:formula="of:=[.B127]*100" office:value-type="float" office:value="45.3255813953488" calcext:value-type="float">
            <text:p>45.3255813953</text:p>
          </table:table-cell>
          <table:table-cell office:value-type="float" office:value="552" calcext:value-type="float">
            <text:p>552</text:p>
          </table:table-cell>
          <table:table-cell office:value-type="float" office:value="-148.162" calcext:value-type="float">
            <text:p>-148.1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62727272727273" calcext:value-type="float">
            <text:p>0.4627272727</text:p>
          </table:table-cell>
          <table:table-cell table:formula="of:=[.B128]*100" office:value-type="float" office:value="46.2727272727273" calcext:value-type="float">
            <text:p>46.2727272727</text:p>
          </table:table-cell>
          <table:table-cell office:value-type="float" office:value="552" calcext:value-type="float">
            <text:p>552</text:p>
          </table:table-cell>
          <table:table-cell office:value-type="float" office:value="22.4" calcext:value-type="float">
            <text:p>22.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72222222222222" calcext:value-type="float">
            <text:p>0.4722222222</text:p>
          </table:table-cell>
          <table:table-cell table:formula="of:=[.B129]*100" office:value-type="float" office:value="47.2222222222222" calcext:value-type="float">
            <text:p>47.2222222222</text:p>
          </table:table-cell>
          <table:table-cell office:value-type="float" office:value="552" calcext:value-type="float">
            <text:p>552</text:p>
          </table:table-cell>
          <table:table-cell office:value-type="float" office:value="14.738" calcext:value-type="float">
            <text:p>14.7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1739130434783" calcext:value-type="float">
            <text:p>0.4817391304</text:p>
          </table:table-cell>
          <table:table-cell table:formula="of:=[.B130]*100" office:value-type="float" office:value="48.1739130434783" calcext:value-type="float">
            <text:p>48.1739130435</text:p>
          </table:table-cell>
          <table:table-cell office:value-type="float" office:value="552" calcext:value-type="float">
            <text:p>552</text:p>
          </table:table-cell>
          <table:table-cell office:value-type="float" office:value="27.798" calcext:value-type="float">
            <text:p>27.7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91276595744681" calcext:value-type="float">
            <text:p>0.4912765957</text:p>
          </table:table-cell>
          <table:table-cell table:formula="of:=[.B131]*100" office:value-type="float" office:value="49.1276595744681" calcext:value-type="float">
            <text:p>49.1276595745</text:p>
          </table:table-cell>
          <table:table-cell office:value-type="float" office:value="552" calcext:value-type="float">
            <text:p>552</text:p>
          </table:table-cell>
          <table:table-cell office:value-type="float" office:value="16.774" calcext:value-type="float">
            <text:p>16.7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00833333333333" calcext:value-type="float">
            <text:p>0.5008333333</text:p>
          </table:table-cell>
          <table:table-cell table:formula="of:=[.B132]*100" office:value-type="float" office:value="50.0833333333333" calcext:value-type="float">
            <text:p>50.08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-291.37" calcext:value-type="float">
            <text:p>-291.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10408163265306" calcext:value-type="float">
            <text:p>0.5104081633</text:p>
          </table:table-cell>
          <table:table-cell table:formula="of:=[.B133]*100" office:value-type="float" office:value="51.0408163265306" calcext:value-type="float">
            <text:p>51.0408163265</text:p>
          </table:table-cell>
          <table:table-cell office:value-type="float" office:value="552" calcext:value-type="float">
            <text:p>552</text:p>
          </table:table-cell>
          <table:table-cell office:value-type="float" office:value="9.04" calcext:value-type="float">
            <text:p>9.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2" calcext:value-type="float">
            <text:p>0.52</text:p>
          </table:table-cell>
          <table:table-cell table:formula="of:=[.B134]*100" office:value-type="float" office:value="52" calcext:value-type="float">
            <text:p>52</text:p>
          </table:table-cell>
          <table:table-cell office:value-type="float" office:value="552" calcext:value-type="float">
            <text:p>552</text:p>
          </table:table-cell>
          <table:table-cell office:value-type="float" office:value="27.552" calcext:value-type="float">
            <text:p>27.5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29607843137255" calcext:value-type="float">
            <text:p>0.5296078431</text:p>
          </table:table-cell>
          <table:table-cell table:formula="of:=[.B135]*100" office:value-type="float" office:value="52.9607843137255" calcext:value-type="float">
            <text:p>52.9607843137</text:p>
          </table:table-cell>
          <table:table-cell office:value-type="float" office:value="552" calcext:value-type="float">
            <text:p>552</text:p>
          </table:table-cell>
          <table:table-cell office:value-type="float" office:value="25.03" calcext:value-type="float">
            <text:p>25.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39230769230769" calcext:value-type="float">
            <text:p>0.5392307692</text:p>
          </table:table-cell>
          <table:table-cell table:formula="of:=[.B136]*100" office:value-type="float" office:value="53.9230769230769" calcext:value-type="float">
            <text:p>53.9230769231</text:p>
          </table:table-cell>
          <table:table-cell office:value-type="float" office:value="552" calcext:value-type="float">
            <text:p>552</text:p>
          </table:table-cell>
          <table:table-cell office:value-type="float" office:value="17.8" calcext:value-type="float">
            <text:p>17.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48867924528302" calcext:value-type="float">
            <text:p>0.5488679245</text:p>
          </table:table-cell>
          <table:table-cell table:formula="of:=[.B137]*100" office:value-type="float" office:value="54.8867924528302" calcext:value-type="float">
            <text:p>54.8867924528</text:p>
          </table:table-cell>
          <table:table-cell office:value-type="float" office:value="552" calcext:value-type="float">
            <text:p>552</text:p>
          </table:table-cell>
          <table:table-cell office:value-type="float" office:value="-52.018" calcext:value-type="float">
            <text:p>-52.0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58518518518518" calcext:value-type="float">
            <text:p>0.5585185185</text:p>
          </table:table-cell>
          <table:table-cell table:formula="of:=[.B138]*100" office:value-type="float" office:value="55.8518518518519" calcext:value-type="float">
            <text:p>55.8518518519</text:p>
          </table:table-cell>
          <table:table-cell office:value-type="float" office:value="552" calcext:value-type="float">
            <text:p>552</text:p>
          </table:table-cell>
          <table:table-cell office:value-type="float" office:value="-40.482" calcext:value-type="float">
            <text:p>-40.4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68181818181818" calcext:value-type="float">
            <text:p>0.5681818182</text:p>
          </table:table-cell>
          <table:table-cell table:formula="of:=[.B139]*100" office:value-type="float" office:value="56.8181818181818" calcext:value-type="float">
            <text:p>56.8181818182</text:p>
          </table:table-cell>
          <table:table-cell office:value-type="float" office:value="552" calcext:value-type="float">
            <text:p>552</text:p>
          </table:table-cell>
          <table:table-cell office:value-type="float" office:value="-54.776" calcext:value-type="float">
            <text:p>-54.7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77857142857143" calcext:value-type="float">
            <text:p>0.5778571429</text:p>
          </table:table-cell>
          <table:table-cell table:formula="of:=[.B140]*100" office:value-type="float" office:value="57.7857142857143" calcext:value-type="float">
            <text:p>57.7857142857</text:p>
          </table:table-cell>
          <table:table-cell office:value-type="float" office:value="552" calcext:value-type="float">
            <text:p>552</text:p>
          </table:table-cell>
          <table:table-cell office:value-type="float" office:value="-136.516" calcext:value-type="float">
            <text:p>-136.5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87543859649123" calcext:value-type="float">
            <text:p>0.5875438596</text:p>
          </table:table-cell>
          <table:table-cell table:formula="of:=[.B141]*100" office:value-type="float" office:value="58.7543859649123" calcext:value-type="float">
            <text:p>58.7543859649</text:p>
          </table:table-cell>
          <table:table-cell office:value-type="float" office:value="552" calcext:value-type="float">
            <text:p>552</text:p>
          </table:table-cell>
          <table:table-cell office:value-type="float" office:value="-159.644" calcext:value-type="float">
            <text:p>-159.6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97241379310345" calcext:value-type="float">
            <text:p>0.5972413793</text:p>
          </table:table-cell>
          <table:table-cell table:formula="of:=[.B142]*100" office:value-type="float" office:value="59.7241379310345" calcext:value-type="float">
            <text:p>59.724137931</text:p>
          </table:table-cell>
          <table:table-cell office:value-type="float" office:value="552" calcext:value-type="float">
            <text:p>552</text:p>
          </table:table-cell>
          <table:table-cell office:value-type="float" office:value="-47.112" calcext:value-type="float">
            <text:p>-47.1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06949152542373" calcext:value-type="float">
            <text:p>0.6069491525</text:p>
          </table:table-cell>
          <table:table-cell table:formula="of:=[.B143]*100" office:value-type="float" office:value="60.6949152542373" calcext:value-type="float">
            <text:p>60.6949152542</text:p>
          </table:table-cell>
          <table:table-cell office:value-type="float" office:value="552" calcext:value-type="float">
            <text:p>552</text:p>
          </table:table-cell>
          <table:table-cell office:value-type="float" office:value="20.452" calcext:value-type="float">
            <text:p>20.4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6666666666667" calcext:value-type="float">
            <text:p>0.6166666667</text:p>
          </table:table-cell>
          <table:table-cell table:formula="of:=[.B144]*100" office:value-type="float" office:value="61.6666666666667" calcext:value-type="float">
            <text:p>61.6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12.306" calcext:value-type="float">
            <text:p>12.3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26393442622951" calcext:value-type="float">
            <text:p>0.6263934426</text:p>
          </table:table-cell>
          <table:table-cell table:formula="of:=[.B145]*100" office:value-type="float" office:value="62.6393442622951" calcext:value-type="float">
            <text:p>62.6393442623</text:p>
          </table:table-cell>
          <table:table-cell office:value-type="float" office:value="552" calcext:value-type="float">
            <text:p>552</text:p>
          </table:table-cell>
          <table:table-cell office:value-type="float" office:value="9.838" calcext:value-type="float">
            <text:p>9.8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36129032258064" calcext:value-type="float">
            <text:p>0.6361290323</text:p>
          </table:table-cell>
          <table:table-cell table:formula="of:=[.B146]*100" office:value-type="float" office:value="63.6129032258065" calcext:value-type="float">
            <text:p>63.6129032258</text:p>
          </table:table-cell>
          <table:table-cell office:value-type="float" office:value="552" calcext:value-type="float">
            <text:p>552</text:p>
          </table:table-cell>
          <table:table-cell office:value-type="float" office:value="22.466" calcext:value-type="float">
            <text:p>22.4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45873015873016" calcext:value-type="float">
            <text:p>0.6458730159</text:p>
          </table:table-cell>
          <table:table-cell table:formula="of:=[.B147]*100" office:value-type="float" office:value="64.5873015873016" calcext:value-type="float">
            <text:p>64.5873015873</text:p>
          </table:table-cell>
          <table:table-cell office:value-type="float" office:value="552" calcext:value-type="float">
            <text:p>552</text:p>
          </table:table-cell>
          <table:table-cell office:value-type="float" office:value="14.09" calcext:value-type="float">
            <text:p>14.0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55625" calcext:value-type="float">
            <text:p>0.655625</text:p>
          </table:table-cell>
          <table:table-cell table:formula="of:=[.B148]*100" office:value-type="float" office:value="65.5625" calcext:value-type="float">
            <text:p>65.5625</text:p>
          </table:table-cell>
          <table:table-cell office:value-type="float" office:value="552" calcext:value-type="float">
            <text:p>552</text:p>
          </table:table-cell>
          <table:table-cell office:value-type="float" office:value="15.422" calcext:value-type="float">
            <text:p>15.4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5384615384615" calcext:value-type="float">
            <text:p>0.6653846154</text:p>
          </table:table-cell>
          <table:table-cell table:formula="of:=[.B149]*100" office:value-type="float" office:value="66.5384615384616" calcext:value-type="float">
            <text:p>66.5384615385</text:p>
          </table:table-cell>
          <table:table-cell office:value-type="float" office:value="552" calcext:value-type="float">
            <text:p>552</text:p>
          </table:table-cell>
          <table:table-cell office:value-type="float" office:value="-30.856" calcext:value-type="float">
            <text:p>-30.8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75151515151515" calcext:value-type="float">
            <text:p>0.6751515152</text:p>
          </table:table-cell>
          <table:table-cell table:formula="of:=[.B150]*100" office:value-type="float" office:value="67.5151515151515" calcext:value-type="float">
            <text:p>67.5151515152</text:p>
          </table:table-cell>
          <table:table-cell office:value-type="float" office:value="552" calcext:value-type="float">
            <text:p>552</text:p>
          </table:table-cell>
          <table:table-cell office:value-type="float" office:value="17.032" calcext:value-type="float">
            <text:p>17.0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84925373134328" calcext:value-type="float">
            <text:p>0.6849253731</text:p>
          </table:table-cell>
          <table:table-cell table:formula="of:=[.B151]*100" office:value-type="float" office:value="68.4925373134328" calcext:value-type="float">
            <text:p>68.4925373134</text:p>
          </table:table-cell>
          <table:table-cell office:value-type="float" office:value="552" calcext:value-type="float">
            <text:p>552</text:p>
          </table:table-cell>
          <table:table-cell office:value-type="float" office:value="15.208" calcext:value-type="float">
            <text:p>15.2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94705882352941" calcext:value-type="float">
            <text:p>0.6947058824</text:p>
          </table:table-cell>
          <table:table-cell table:formula="of:=[.B152]*100" office:value-type="float" office:value="69.4705882352941" calcext:value-type="float">
            <text:p>69.4705882353</text:p>
          </table:table-cell>
          <table:table-cell office:value-type="float" office:value="552" calcext:value-type="float">
            <text:p>552</text:p>
          </table:table-cell>
          <table:table-cell office:value-type="float" office:value="15.572" calcext:value-type="float">
            <text:p>15.5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04492753623188" calcext:value-type="float">
            <text:p>0.7044927536</text:p>
          </table:table-cell>
          <table:table-cell table:formula="of:=[.B153]*100" office:value-type="float" office:value="70.4492753623188" calcext:value-type="float">
            <text:p>70.4492753623</text:p>
          </table:table-cell>
          <table:table-cell office:value-type="float" office:value="552" calcext:value-type="float">
            <text:p>552</text:p>
          </table:table-cell>
          <table:table-cell office:value-type="float" office:value="14.896" calcext:value-type="float">
            <text:p>14.8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14285714285714" calcext:value-type="float">
            <text:p>0.7142857143</text:p>
          </table:table-cell>
          <table:table-cell table:formula="of:=[.B154]*100" office:value-type="float" office:value="71.4285714285714" calcext:value-type="float">
            <text:p>71.4285714286</text:p>
          </table:table-cell>
          <table:table-cell office:value-type="float" office:value="552" calcext:value-type="float">
            <text:p>552</text:p>
          </table:table-cell>
          <table:table-cell office:value-type="float" office:value="16.846" calcext:value-type="float">
            <text:p>16.8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24084507042253" calcext:value-type="float">
            <text:p>0.724084507</text:p>
          </table:table-cell>
          <table:table-cell table:formula="of:=[.B155]*100" office:value-type="float" office:value="72.4084507042253" calcext:value-type="float">
            <text:p>72.4084507042</text:p>
          </table:table-cell>
          <table:table-cell office:value-type="float" office:value="552" calcext:value-type="float">
            <text:p>552</text:p>
          </table:table-cell>
          <table:table-cell office:value-type="float" office:value="15.704" calcext:value-type="float">
            <text:p>15.7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33888888888889" calcext:value-type="float">
            <text:p>0.7338888889</text:p>
          </table:table-cell>
          <table:table-cell table:formula="of:=[.B156]*100" office:value-type="float" office:value="73.3888888888889" calcext:value-type="float">
            <text:p>73.3888888889</text:p>
          </table:table-cell>
          <table:table-cell office:value-type="float" office:value="552" calcext:value-type="float">
            <text:p>552</text:p>
          </table:table-cell>
          <table:table-cell office:value-type="float" office:value="14.946" calcext:value-type="float">
            <text:p>14.9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43698630136986" calcext:value-type="float">
            <text:p>0.7436986301</text:p>
          </table:table-cell>
          <table:table-cell table:formula="of:=[.B157]*100" office:value-type="float" office:value="74.3698630136986" calcext:value-type="float">
            <text:p>74.3698630137</text:p>
          </table:table-cell>
          <table:table-cell office:value-type="float" office:value="552" calcext:value-type="float">
            <text:p>552</text:p>
          </table:table-cell>
          <table:table-cell office:value-type="float" office:value="-24.656" calcext:value-type="float">
            <text:p>-24.6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53513513513513" calcext:value-type="float">
            <text:p>0.7535135135</text:p>
          </table:table-cell>
          <table:table-cell table:formula="of:=[.B158]*100" office:value-type="float" office:value="75.3513513513514" calcext:value-type="float">
            <text:p>75.3513513514</text:p>
          </table:table-cell>
          <table:table-cell office:value-type="float" office:value="552" calcext:value-type="float">
            <text:p>552</text:p>
          </table:table-cell>
          <table:table-cell office:value-type="float" office:value="-13.18" calcext:value-type="float">
            <text:p>-13.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63333333333333" calcext:value-type="float">
            <text:p>0.7633333333</text:p>
          </table:table-cell>
          <table:table-cell table:formula="of:=[.B159]*100" office:value-type="float" office:value="76.3333333333333" calcext:value-type="float">
            <text:p>76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-14.786" calcext:value-type="float">
            <text:p>-14.7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773157894736842" calcext:value-type="float">
            <text:p>0.7731578947</text:p>
          </table:table-cell>
          <table:table-cell table:formula="of:=[.B160]*100" office:value-type="float" office:value="77.3157894736842" calcext:value-type="float">
            <text:p>77.3157894737</text:p>
          </table:table-cell>
          <table:table-cell office:value-type="float" office:value="552" calcext:value-type="float">
            <text:p>552</text:p>
          </table:table-cell>
          <table:table-cell office:value-type="float" office:value="18.22" calcext:value-type="float">
            <text:p>18.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782987012987013" calcext:value-type="float">
            <text:p>0.782987013</text:p>
          </table:table-cell>
          <table:table-cell table:formula="of:=[.B161]*100" office:value-type="float" office:value="78.2987012987013" calcext:value-type="float">
            <text:p>78.2987012987</text:p>
          </table:table-cell>
          <table:table-cell office:value-type="float" office:value="552" calcext:value-type="float">
            <text:p>552</text:p>
          </table:table-cell>
          <table:table-cell office:value-type="float" office:value="16.658" calcext:value-type="float">
            <text:p>16.6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92820512820513" calcext:value-type="float">
            <text:p>0.7928205128</text:p>
          </table:table-cell>
          <table:table-cell table:formula="of:=[.B162]*100" office:value-type="float" office:value="79.2820512820513" calcext:value-type="float">
            <text:p>79.2820512821</text:p>
          </table:table-cell>
          <table:table-cell office:value-type="float" office:value="552" calcext:value-type="float">
            <text:p>552</text:p>
          </table:table-cell>
          <table:table-cell office:value-type="float" office:value="18.02" calcext:value-type="float">
            <text:p>18.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02658227848101" calcext:value-type="float">
            <text:p>0.8026582278</text:p>
          </table:table-cell>
          <table:table-cell table:formula="of:=[.B163]*100" office:value-type="float" office:value="80.2658227848101" calcext:value-type="float">
            <text:p>80.2658227848</text:p>
          </table:table-cell>
          <table:table-cell office:value-type="float" office:value="552" calcext:value-type="float">
            <text:p>552</text:p>
          </table:table-cell>
          <table:table-cell office:value-type="float" office:value="6.938" calcext:value-type="float">
            <text:p>6.9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8125" calcext:value-type="float">
            <text:p>0.8125</text:p>
          </table:table-cell>
          <table:table-cell table:formula="of:=[.B164]*100" office:value-type="float" office:value="81.25" calcext:value-type="float">
            <text:p>81.25</text:p>
          </table:table-cell>
          <table:table-cell office:value-type="float" office:value="552" calcext:value-type="float">
            <text:p>552</text:p>
          </table:table-cell>
          <table:table-cell office:value-type="float" office:value="-11.574" calcext:value-type="float">
            <text:p>-11.5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822345679012346" calcext:value-type="float">
            <text:p>0.822345679</text:p>
          </table:table-cell>
          <table:table-cell table:formula="of:=[.B165]*100" office:value-type="float" office:value="82.2345679012346" calcext:value-type="float">
            <text:p>82.2345679012</text:p>
          </table:table-cell>
          <table:table-cell office:value-type="float" office:value="552" calcext:value-type="float">
            <text:p>552</text:p>
          </table:table-cell>
          <table:table-cell office:value-type="float" office:value="6.114" calcext:value-type="float">
            <text:p>6.1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32195121951219" calcext:value-type="float">
            <text:p>0.832195122</text:p>
          </table:table-cell>
          <table:table-cell table:formula="of:=[.B166]*100" office:value-type="float" office:value="83.219512195122" calcext:value-type="float">
            <text:p>83.2195121951</text:p>
          </table:table-cell>
          <table:table-cell office:value-type="float" office:value="552" calcext:value-type="float">
            <text:p>552</text:p>
          </table:table-cell>
          <table:table-cell office:value-type="float" office:value="2.818" calcext:value-type="float">
            <text:p>2.8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42048192771084" calcext:value-type="float">
            <text:p>0.8420481928</text:p>
          </table:table-cell>
          <table:table-cell table:formula="of:=[.B167]*100" office:value-type="float" office:value="84.2048192771084" calcext:value-type="float">
            <text:p>84.2048192771</text:p>
          </table:table-cell>
          <table:table-cell office:value-type="float" office:value="552" calcext:value-type="float">
            <text:p>552</text:p>
          </table:table-cell>
          <table:table-cell office:value-type="float" office:value="19.602" calcext:value-type="float">
            <text:p>19.6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851904761904762" calcext:value-type="float">
            <text:p>0.8519047619</text:p>
          </table:table-cell>
          <table:table-cell table:formula="of:=[.B168]*100" office:value-type="float" office:value="85.1904761904762" calcext:value-type="float">
            <text:p>85.1904761905</text:p>
          </table:table-cell>
          <table:table-cell office:value-type="float" office:value="552" calcext:value-type="float">
            <text:p>552</text:p>
          </table:table-cell>
          <table:table-cell office:value-type="float" office:value="9.482" calcext:value-type="float">
            <text:p>9.4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861764705882353" calcext:value-type="float">
            <text:p>0.8617647059</text:p>
          </table:table-cell>
          <table:table-cell table:formula="of:=[.B169]*100" office:value-type="float" office:value="86.1764705882353" calcext:value-type="float">
            <text:p>86.1764705882</text:p>
          </table:table-cell>
          <table:table-cell office:value-type="float" office:value="552" calcext:value-type="float">
            <text:p>552</text:p>
          </table:table-cell>
          <table:table-cell office:value-type="float" office:value="-0.698" calcext:value-type="float">
            <text:p>-0.6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871627906976744" calcext:value-type="float">
            <text:p>0.871627907</text:p>
          </table:table-cell>
          <table:table-cell table:formula="of:=[.B170]*100" office:value-type="float" office:value="87.1627906976744" calcext:value-type="float">
            <text:p>87.1627906977</text:p>
          </table:table-cell>
          <table:table-cell office:value-type="float" office:value="552" calcext:value-type="float">
            <text:p>552</text:p>
          </table:table-cell>
          <table:table-cell office:value-type="float" office:value="-10.056" calcext:value-type="float">
            <text:p>-10.0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881494252873563" calcext:value-type="float">
            <text:p>0.8814942529</text:p>
          </table:table-cell>
          <table:table-cell table:formula="of:=[.B171]*100" office:value-type="float" office:value="88.1494252873563" calcext:value-type="float">
            <text:p>88.1494252874</text:p>
          </table:table-cell>
          <table:table-cell office:value-type="float" office:value="552" calcext:value-type="float">
            <text:p>552</text:p>
          </table:table-cell>
          <table:table-cell office:value-type="float" office:value="7.648" calcext:value-type="float">
            <text:p>7.6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91363636363636" calcext:value-type="float">
            <text:p>0.8913636364</text:p>
          </table:table-cell>
          <table:table-cell table:formula="of:=[.B172]*100" office:value-type="float" office:value="89.1363636363636" calcext:value-type="float">
            <text:p>89.1363636364</text:p>
          </table:table-cell>
          <table:table-cell office:value-type="float" office:value="552" calcext:value-type="float">
            <text:p>552</text:p>
          </table:table-cell>
          <table:table-cell office:value-type="float" office:value="-320.56" calcext:value-type="float">
            <text:p>-320.5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0123595505618" calcext:value-type="float">
            <text:p>0.9012359551</text:p>
          </table:table-cell>
          <table:table-cell table:formula="of:=[.B173]*100" office:value-type="float" office:value="90.123595505618" calcext:value-type="float">
            <text:p>90.1235955056</text:p>
          </table:table-cell>
          <table:table-cell office:value-type="float" office:value="552" calcext:value-type="float">
            <text:p>552</text:p>
          </table:table-cell>
          <table:table-cell office:value-type="float" office:value="16.114" calcext:value-type="float">
            <text:p>16.1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11111111111111" calcext:value-type="float">
            <text:p>0.9111111111</text:p>
          </table:table-cell>
          <table:table-cell table:formula="of:=[.B174]*100" office:value-type="float" office:value="91.1111111111111" calcext:value-type="float">
            <text:p>91.1111111111</text:p>
          </table:table-cell>
          <table:table-cell office:value-type="float" office:value="552" calcext:value-type="float">
            <text:p>552</text:p>
          </table:table-cell>
          <table:table-cell office:value-type="float" office:value="-4.76" calcext:value-type="float">
            <text:p>-4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20989010989011" calcext:value-type="float">
            <text:p>0.920989011</text:p>
          </table:table-cell>
          <table:table-cell table:formula="of:=[.B175]*100" office:value-type="float" office:value="92.0989010989011" calcext:value-type="float">
            <text:p>92.0989010989</text:p>
          </table:table-cell>
          <table:table-cell office:value-type="float" office:value="552" calcext:value-type="float">
            <text:p>552</text:p>
          </table:table-cell>
          <table:table-cell office:value-type="float" office:value="16.454" calcext:value-type="float">
            <text:p>16.4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30869565217391" calcext:value-type="float">
            <text:p>0.9308695652</text:p>
          </table:table-cell>
          <table:table-cell table:formula="of:=[.B176]*100" office:value-type="float" office:value="93.0869565217391" calcext:value-type="float">
            <text:p>93.0869565217</text:p>
          </table:table-cell>
          <table:table-cell office:value-type="float" office:value="552" calcext:value-type="float">
            <text:p>552</text:p>
          </table:table-cell>
          <table:table-cell office:value-type="float" office:value="-3.652" calcext:value-type="float">
            <text:p>-3.65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40752688172043" calcext:value-type="float">
            <text:p>0.9407526882</text:p>
          </table:table-cell>
          <table:table-cell table:formula="of:=[.B177]*100" office:value-type="float" office:value="94.0752688172043" calcext:value-type="float">
            <text:p>94.0752688172</text:p>
          </table:table-cell>
          <table:table-cell office:value-type="float" office:value="552" calcext:value-type="float">
            <text:p>552</text:p>
          </table:table-cell>
          <table:table-cell office:value-type="float" office:value="13.986" calcext:value-type="float">
            <text:p>13.9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5063829787234" calcext:value-type="float">
            <text:p>0.9506382979</text:p>
          </table:table-cell>
          <table:table-cell table:formula="of:=[.B178]*100" office:value-type="float" office:value="95.063829787234" calcext:value-type="float">
            <text:p>95.0638297872</text:p>
          </table:table-cell>
          <table:table-cell office:value-type="float" office:value="552" calcext:value-type="float">
            <text:p>552</text:p>
          </table:table-cell>
          <table:table-cell office:value-type="float" office:value="22.396" calcext:value-type="float">
            <text:p>22.3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0526315789473" calcext:value-type="float">
            <text:p>0.9605263158</text:p>
          </table:table-cell>
          <table:table-cell table:formula="of:=[.B179]*100" office:value-type="float" office:value="96.0526315789474" calcext:value-type="float">
            <text:p>96.0526315789</text:p>
          </table:table-cell>
          <table:table-cell office:value-type="float" office:value="552" calcext:value-type="float">
            <text:p>552</text:p>
          </table:table-cell>
          <table:table-cell office:value-type="float" office:value="17.904" calcext:value-type="float">
            <text:p>17.9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0416666666667" calcext:value-type="float">
            <text:p>0.9704166667</text:p>
          </table:table-cell>
          <table:table-cell table:formula="of:=[.B180]*100" office:value-type="float" office:value="97.0416666666667" calcext:value-type="float">
            <text:p>97.0416666667</text:p>
          </table:table-cell>
          <table:table-cell office:value-type="float" office:value="552" calcext:value-type="float">
            <text:p>552</text:p>
          </table:table-cell>
          <table:table-cell office:value-type="float" office:value="14.404" calcext:value-type="float">
            <text:p>14.4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0309278350515" calcext:value-type="float">
            <text:p>0.9803092784</text:p>
          </table:table-cell>
          <table:table-cell table:formula="of:=[.B181]*100" office:value-type="float" office:value="98.0309278350515" calcext:value-type="float">
            <text:p>98.0309278351</text:p>
          </table:table-cell>
          <table:table-cell office:value-type="float" office:value="552" calcext:value-type="float">
            <text:p>552</text:p>
          </table:table-cell>
          <table:table-cell office:value-type="float" office:value="19.654" calcext:value-type="float">
            <text:p>19.6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0204081632653" calcext:value-type="float">
            <text:p>0.9902040816</text:p>
          </table:table-cell>
          <table:table-cell table:formula="of:=[.B182]*100" office:value-type="float" office:value="99.0204081632653" calcext:value-type="float">
            <text:p>99.0204081633</text:p>
          </table:table-cell>
          <table:table-cell office:value-type="float" office:value="552" calcext:value-type="float">
            <text:p>552</text:p>
          </table:table-cell>
          <table:table-cell office:value-type="float" office:value="5.348" calcext:value-type="float">
            <text:p>5.3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00010101010101" calcext:value-type="float">
            <text:p>1.0001010101</text:p>
          </table:table-cell>
          <table:table-cell table:formula="of:=[.B183]*100" office:value-type="float" office:value="100.010101010101" calcext:value-type="float">
            <text:p>100.0101010101</text:p>
          </table:table-cell>
          <table:table-cell office:value-type="float" office:value="552" calcext:value-type="float">
            <text:p>552</text:p>
          </table:table-cell>
          <table:table-cell office:value-type="float" office:value="21.09" calcext:value-type="float">
            <text:p>21.09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2" table:style-name="ta1">
        <table:shapes>
          <draw:frame draw:z-index="0" draw:style-name="gr1" draw:text-style-name="P1" svg:width="38.093cm" svg:height="16.945cm" svg:x="0cm" svg:y="0.878cm">
            <draw:object draw:notify-on-update-of-ranges="Sheet1.C1:Sheet1.C1 Sheet1.C2:Sheet1.C183 Sheet1.D1:Sheet1.D1 Sheet1.D2:Sheet1.D183 Sheet1.E1:Sheet1.E1 Sheet1.E2:Sheet1.E183 Sheet1.F1:Sheet1.F1 Sheet1.F2:Sheet1.F18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Mutation alg: (1/amtBest) + (amtBest/1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7T11:33:17.065000000</dc:date>
    <meta:document-statistic meta:table-count="2" meta:cell-count="1099" meta:object-count="2"/>
    <meta:generator>LibreOffice/4.2.6.3$Windows_x86 LibreOffice_project/3fd416d4c6db7d3204c17ce57a1d70f6e531ee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3.454cm" style:legend-expansion="high" chart:style-name="ch2"/>
        <chart:plot-area chart:style-name="ch3" table:cell-range-address="Sheet1.C1:Sheet1.F183" chart:data-source-has-labels="row" svg:x="0.77cm" svg:y="0.855cm" svg:width="10.785cm" svg:height="7.545cm">
          <chartooo:coordinate-region svg:x="1.682cm" svg:y="1.054cm" svg:width="9.87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83" chart:label-cell-address="Sheet1.C1:Sheet1.C1" chart:class="chart:line">
            <chart:data-point chart:repeated="182"/>
          </chart:series>
          <chart:series chart:style-name="ch7" chart:values-cell-range-address="Sheet1.D2:Sheet1.D183" chart:label-cell-address="Sheet1.D1:Sheet1.D1" chart:class="chart:line">
            <chart:data-point chart:repeated="182"/>
          </chart:series>
          <chart:series chart:style-name="ch8" chart:values-cell-range-address="Sheet1.E2:Sheet1.E183" chart:label-cell-address="Sheet1.E1:Sheet1.E1" chart:class="chart:line">
            <chart:data-point chart:repeated="182"/>
          </chart:series>
          <chart:series chart:style-name="ch9" chart:values-cell-range-address="Sheet1.F2:Sheet1.F183" chart:label-cell-address="Sheet1.F1:Sheet1.F1" chart:class="chart:line">
            <chart:data-point chart:repeated="1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*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C2:Sheet1.C183</svg:desc>
                </draw:g>
              </table:table-cell>
              <table:table-cell office:value-type="float" office:value="400">
                <text:p>400</text:p>
                <draw:g>
                  <svg:desc>Sheet1.D2:Sheet1.D183</svg:desc>
                </draw:g>
              </table:table-cell>
              <table:table-cell office:value-type="float" office:value="14.538">
                <text:p>14.538</text:p>
                <draw:g>
                  <svg:desc>Sheet1.E2:Sheet1.E183</svg:desc>
                </draw:g>
              </table:table-cell>
              <table:table-cell office:value-type="float" office:value="1">
                <text:p>1</text:p>
                <draw:g>
                  <svg:desc>Sheet1.F2:Sheet1.F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-56.172">
                <text:p>-56.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513">
                <text:p>513</text:p>
              </table:table-cell>
              <table:table-cell office:value-type="float" office:value="17.714">
                <text:p>17.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513">
                <text:p>513</text:p>
              </table:table-cell>
              <table:table-cell office:value-type="float" office:value="7.78">
                <text:p>7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513">
                <text:p>513</text:p>
              </table:table-cell>
              <table:table-cell office:value-type="float" office:value="16.67">
                <text:p>16.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13">
                <text:p>513</text:p>
              </table:table-cell>
              <table:table-cell office:value-type="float" office:value="20.168">
                <text:p>20.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22.302">
                <text:p>22.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550">
                <text:p>550</text:p>
              </table:table-cell>
              <table:table-cell office:value-type="float" office:value="26.954">
                <text:p>26.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550">
                <text:p>550</text:p>
              </table:table-cell>
              <table:table-cell office:value-type="float" office:value="17.754">
                <text:p>17.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50">
                <text:p>550</text:p>
              </table:table-cell>
              <table:table-cell office:value-type="float" office:value="-37.582">
                <text:p>-37.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20.266">
                <text:p>20.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31.82">
                <text:p>31.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50">
                <text:p>550</text:p>
              </table:table-cell>
              <table:table-cell office:value-type="float" office:value="19.77">
                <text:p>19.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2857142857143">
                <text:p>21.2857142857143</text:p>
              </table:table-cell>
              <table:table-cell office:value-type="float" office:value="550">
                <text:p>550</text:p>
              </table:table-cell>
              <table:table-cell office:value-type="float" office:value="4.588">
                <text:p>4.5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5">
                <text:p>20.5</text:p>
              </table:table-cell>
              <table:table-cell office:value-type="float" office:value="550">
                <text:p>550</text:p>
              </table:table-cell>
              <table:table-cell office:value-type="float" office:value="38.518">
                <text:p>38.5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1111111111111">
                <text:p>20.1111111111111</text:p>
              </table:table-cell>
              <table:table-cell office:value-type="float" office:value="550">
                <text:p>550</text:p>
              </table:table-cell>
              <table:table-cell office:value-type="float" office:value="47.346">
                <text:p>47.3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56.578">
                <text:p>56.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0909090909091">
                <text:p>20.0909090909091</text:p>
              </table:table-cell>
              <table:table-cell office:value-type="float" office:value="550">
                <text:p>550</text:p>
              </table:table-cell>
              <table:table-cell office:value-type="float" office:value="52.894">
                <text:p>52.8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550">
                <text:p>550</text:p>
              </table:table-cell>
              <table:table-cell office:value-type="float" office:value="7.486">
                <text:p>7.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6923076923077">
                <text:p>20.6923076923077</text:p>
              </table:table-cell>
              <table:table-cell office:value-type="float" office:value="550">
                <text:p>550</text:p>
              </table:table-cell>
              <table:table-cell office:value-type="float" office:value="58.986">
                <text:p>58.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550">
                <text:p>550</text:p>
              </table:table-cell>
              <table:table-cell office:value-type="float" office:value="40.582">
                <text:p>40.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54.304">
                <text:p>54.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5">
                <text:p>22.25</text:p>
              </table:table-cell>
              <table:table-cell office:value-type="float" office:value="550">
                <text:p>550</text:p>
              </table:table-cell>
              <table:table-cell office:value-type="float" office:value="29.198">
                <text:p>29.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823529411765">
                <text:p>22.8823529411765</text:p>
              </table:table-cell>
              <table:table-cell office:value-type="float" office:value="550">
                <text:p>550</text:p>
              </table:table-cell>
              <table:table-cell office:value-type="float" office:value="6.658">
                <text:p>6.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550">
                <text:p>550</text:p>
              </table:table-cell>
              <table:table-cell office:value-type="float" office:value="56.528">
                <text:p>56.5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2631578947368">
                <text:p>24.2631578947368</text:p>
              </table:table-cell>
              <table:table-cell office:value-type="float" office:value="550">
                <text:p>550</text:p>
              </table:table-cell>
              <table:table-cell office:value-type="float" office:value="57.52">
                <text:p>57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46.708">
                <text:p>46.7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7619047619048">
                <text:p>25.7619047619048</text:p>
              </table:table-cell>
              <table:table-cell office:value-type="float" office:value="550">
                <text:p>550</text:p>
              </table:table-cell>
              <table:table-cell office:value-type="float" office:value="63.924">
                <text:p>63.9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5454545454545">
                <text:p>26.5454545454545</text:p>
              </table:table-cell>
              <table:table-cell office:value-type="float" office:value="550">
                <text:p>550</text:p>
              </table:table-cell>
              <table:table-cell office:value-type="float" office:value="49.494">
                <text:p>49.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3478260869565">
                <text:p>27.3478260869565</text:p>
              </table:table-cell>
              <table:table-cell office:value-type="float" office:value="550">
                <text:p>550</text:p>
              </table:table-cell>
              <table:table-cell office:value-type="float" office:value="37.54">
                <text:p>37.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550">
                <text:p>550</text:p>
              </table:table-cell>
              <table:table-cell office:value-type="float" office:value="34.684">
                <text:p>34.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55.064">
                <text:p>55.0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8461538461538">
                <text:p>29.8461538461538</text:p>
              </table:table-cell>
              <table:table-cell office:value-type="float" office:value="550">
                <text:p>550</text:p>
              </table:table-cell>
              <table:table-cell office:value-type="float" office:value="-221.514">
                <text:p>-221.5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037037037037">
                <text:p>30.7037037037037</text:p>
              </table:table-cell>
              <table:table-cell office:value-type="float" office:value="550">
                <text:p>550</text:p>
              </table:table-cell>
              <table:table-cell office:value-type="float" office:value="48.178">
                <text:p>48.1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5714285714286">
                <text:p>31.5714285714286</text:p>
              </table:table-cell>
              <table:table-cell office:value-type="float" office:value="550">
                <text:p>550</text:p>
              </table:table-cell>
              <table:table-cell office:value-type="float" office:value="39.772">
                <text:p>39.7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448275862069">
                <text:p>32.448275862069</text:p>
              </table:table-cell>
              <table:table-cell office:value-type="float" office:value="550">
                <text:p>550</text:p>
              </table:table-cell>
              <table:table-cell office:value-type="float" office:value="-18.33">
                <text:p>-18.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0">
                <text:p>550</text:p>
              </table:table-cell>
              <table:table-cell office:value-type="float" office:value="31.144">
                <text:p>31.1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2258064516129">
                <text:p>34.2258064516129</text:p>
              </table:table-cell>
              <table:table-cell office:value-type="float" office:value="550">
                <text:p>550</text:p>
              </table:table-cell>
              <table:table-cell office:value-type="float" office:value="31.46">
                <text:p>31.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125">
                <text:p>35.125</text:p>
              </table:table-cell>
              <table:table-cell office:value-type="float" office:value="550">
                <text:p>550</text:p>
              </table:table-cell>
              <table:table-cell office:value-type="float" office:value="31.404">
                <text:p>31.4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030303030303">
                <text:p>36.030303030303</text:p>
              </table:table-cell>
              <table:table-cell office:value-type="float" office:value="550">
                <text:p>550</text:p>
              </table:table-cell>
              <table:table-cell office:value-type="float" office:value="30.474">
                <text:p>30.4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9411764705882">
                <text:p>36.9411764705882</text:p>
              </table:table-cell>
              <table:table-cell office:value-type="float" office:value="550">
                <text:p>550</text:p>
              </table:table-cell>
              <table:table-cell office:value-type="float" office:value="18.592">
                <text:p>18.5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550">
                <text:p>550</text:p>
              </table:table-cell>
              <table:table-cell office:value-type="float" office:value="-40.848">
                <text:p>-40.8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550">
                <text:p>550</text:p>
              </table:table-cell>
              <table:table-cell office:value-type="float" office:value="25.598">
                <text:p>25.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7027027027027">
                <text:p>39.7027027027027</text:p>
              </table:table-cell>
              <table:table-cell office:value-type="float" office:value="550">
                <text:p>550</text:p>
              </table:table-cell>
              <table:table-cell office:value-type="float" office:value="-306.376">
                <text:p>-306.3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6315789473684">
                <text:p>40.6315789473684</text:p>
              </table:table-cell>
              <table:table-cell office:value-type="float" office:value="550">
                <text:p>550</text:p>
              </table:table-cell>
              <table:table-cell office:value-type="float" office:value="15.684">
                <text:p>15.6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5641025641026">
                <text:p>41.5641025641026</text:p>
              </table:table-cell>
              <table:table-cell office:value-type="float" office:value="550">
                <text:p>550</text:p>
              </table:table-cell>
              <table:table-cell office:value-type="float" office:value="25.878">
                <text:p>25.8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5">
                <text:p>42.5</text:p>
              </table:table-cell>
              <table:table-cell office:value-type="float" office:value="550">
                <text:p>550</text:p>
              </table:table-cell>
              <table:table-cell office:value-type="float" office:value="5.69">
                <text:p>5.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4390243902439">
                <text:p>43.4390243902439</text:p>
              </table:table-cell>
              <table:table-cell office:value-type="float" office:value="550">
                <text:p>550</text:p>
              </table:table-cell>
              <table:table-cell office:value-type="float" office:value="16.35">
                <text:p>16.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3809523809524">
                <text:p>44.3809523809524</text:p>
              </table:table-cell>
              <table:table-cell office:value-type="float" office:value="550">
                <text:p>550</text:p>
              </table:table-cell>
              <table:table-cell office:value-type="float" office:value="25.26">
                <text:p>25.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3255813953488">
                <text:p>45.3255813953488</text:p>
              </table:table-cell>
              <table:table-cell office:value-type="float" office:value="550">
                <text:p>550</text:p>
              </table:table-cell>
              <table:table-cell office:value-type="float" office:value="-24.258">
                <text:p>-24.2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2727272727273">
                <text:p>46.2727272727273</text:p>
              </table:table-cell>
              <table:table-cell office:value-type="float" office:value="550">
                <text:p>550</text:p>
              </table:table-cell>
              <table:table-cell office:value-type="float" office:value="25.162">
                <text:p>25.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50">
                <text:p>550</text:p>
              </table:table-cell>
              <table:table-cell office:value-type="float" office:value="27.152">
                <text:p>27.1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1739130434783">
                <text:p>48.1739130434783</text:p>
              </table:table-cell>
              <table:table-cell office:value-type="float" office:value="550">
                <text:p>550</text:p>
              </table:table-cell>
              <table:table-cell office:value-type="float" office:value="21.414">
                <text:p>21.4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1276595744681">
                <text:p>49.1276595744681</text:p>
              </table:table-cell>
              <table:table-cell office:value-type="float" office:value="550">
                <text:p>550</text:p>
              </table:table-cell>
              <table:table-cell office:value-type="float" office:value="19.654">
                <text:p>19.6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550">
                <text:p>550</text:p>
              </table:table-cell>
              <table:table-cell office:value-type="float" office:value="9.426">
                <text:p>9.4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0408163265306">
                <text:p>51.0408163265306</text:p>
              </table:table-cell>
              <table:table-cell office:value-type="float" office:value="550">
                <text:p>550</text:p>
              </table:table-cell>
              <table:table-cell office:value-type="float" office:value="20.88">
                <text:p>20.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550">
                <text:p>550</text:p>
              </table:table-cell>
              <table:table-cell office:value-type="float" office:value="-27.98">
                <text:p>-27.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.9607843137255">
                <text:p>52.9607843137255</text:p>
              </table:table-cell>
              <table:table-cell office:value-type="float" office:value="550">
                <text:p>550</text:p>
              </table:table-cell>
              <table:table-cell office:value-type="float" office:value="17.878">
                <text:p>17.8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.9230769230769">
                <text:p>53.9230769230769</text:p>
              </table:table-cell>
              <table:table-cell office:value-type="float" office:value="550">
                <text:p>550</text:p>
              </table:table-cell>
              <table:table-cell office:value-type="float" office:value="-146.694">
                <text:p>-146.6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8867924528302">
                <text:p>54.8867924528302</text:p>
              </table:table-cell>
              <table:table-cell office:value-type="float" office:value="550">
                <text:p>550</text:p>
              </table:table-cell>
              <table:table-cell office:value-type="float" office:value="20.558">
                <text:p>20.5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8518518518519">
                <text:p>55.8518518518519</text:p>
              </table:table-cell>
              <table:table-cell office:value-type="float" office:value="550">
                <text:p>550</text:p>
              </table:table-cell>
              <table:table-cell office:value-type="float" office:value="18.88">
                <text:p>18.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550">
                <text:p>550</text:p>
              </table:table-cell>
              <table:table-cell office:value-type="float" office:value="18.546">
                <text:p>18.5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7857142857143">
                <text:p>57.7857142857143</text:p>
              </table:table-cell>
              <table:table-cell office:value-type="float" office:value="550">
                <text:p>550</text:p>
              </table:table-cell>
              <table:table-cell office:value-type="float" office:value="19.78">
                <text:p>19.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7543859649123">
                <text:p>58.7543859649123</text:p>
              </table:table-cell>
              <table:table-cell office:value-type="float" office:value="550">
                <text:p>550</text:p>
              </table:table-cell>
              <table:table-cell office:value-type="float" office:value="15.558">
                <text:p>15.5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7241379310345">
                <text:p>59.7241379310345</text:p>
              </table:table-cell>
              <table:table-cell office:value-type="float" office:value="550">
                <text:p>550</text:p>
              </table:table-cell>
              <table:table-cell office:value-type="float" office:value="19.888">
                <text:p>19.8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6949152542373">
                <text:p>60.6949152542373</text:p>
              </table:table-cell>
              <table:table-cell office:value-type="float" office:value="550">
                <text:p>550</text:p>
              </table:table-cell>
              <table:table-cell office:value-type="float" office:value="-16.216">
                <text:p>-16.2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15.278">
                <text:p>15.2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.6393442622951">
                <text:p>62.6393442622951</text:p>
              </table:table-cell>
              <table:table-cell office:value-type="float" office:value="550">
                <text:p>550</text:p>
              </table:table-cell>
              <table:table-cell office:value-type="float" office:value="25.4">
                <text:p>25.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6129032258065">
                <text:p>63.6129032258065</text:p>
              </table:table-cell>
              <table:table-cell office:value-type="float" office:value="550">
                <text:p>550</text:p>
              </table:table-cell>
              <table:table-cell office:value-type="float" office:value="5.984">
                <text:p>5.9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5873015873016">
                <text:p>64.5873015873016</text:p>
              </table:table-cell>
              <table:table-cell office:value-type="float" office:value="550">
                <text:p>550</text:p>
              </table:table-cell>
              <table:table-cell office:value-type="float" office:value="17.958">
                <text:p>17.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5625">
                <text:p>65.5625</text:p>
              </table:table-cell>
              <table:table-cell office:value-type="float" office:value="550">
                <text:p>550</text:p>
              </table:table-cell>
              <table:table-cell office:value-type="float" office:value="-26.656">
                <text:p>-26.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5384615384616">
                <text:p>66.5384615384616</text:p>
              </table:table-cell>
              <table:table-cell office:value-type="float" office:value="550">
                <text:p>550</text:p>
              </table:table-cell>
              <table:table-cell office:value-type="float" office:value="2.4">
                <text:p>2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.5151515151515">
                <text:p>67.5151515151515</text:p>
              </table:table-cell>
              <table:table-cell office:value-type="float" office:value="550">
                <text:p>550</text:p>
              </table:table-cell>
              <table:table-cell office:value-type="float" office:value="18.794">
                <text:p>18.7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4925373134328">
                <text:p>68.4925373134328</text:p>
              </table:table-cell>
              <table:table-cell office:value-type="float" office:value="550">
                <text:p>550</text:p>
              </table:table-cell>
              <table:table-cell office:value-type="float" office:value="12.304">
                <text:p>12.3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4705882352941">
                <text:p>69.4705882352941</text:p>
              </table:table-cell>
              <table:table-cell office:value-type="float" office:value="550">
                <text:p>550</text:p>
              </table:table-cell>
              <table:table-cell office:value-type="float" office:value="16.04">
                <text:p>16.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4492753623188">
                <text:p>70.4492753623188</text:p>
              </table:table-cell>
              <table:table-cell office:value-type="float" office:value="550">
                <text:p>550</text:p>
              </table:table-cell>
              <table:table-cell office:value-type="float" office:value="-67.084">
                <text:p>-67.0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50">
                <text:p>550</text:p>
              </table:table-cell>
              <table:table-cell office:value-type="float" office:value="6.542">
                <text:p>6.5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4084507042253">
                <text:p>72.4084507042253</text:p>
              </table:table-cell>
              <table:table-cell office:value-type="float" office:value="550">
                <text:p>550</text:p>
              </table:table-cell>
              <table:table-cell office:value-type="float" office:value="8.288">
                <text:p>8.2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3888888888889">
                <text:p>73.3888888888889</text:p>
              </table:table-cell>
              <table:table-cell office:value-type="float" office:value="550">
                <text:p>550</text:p>
              </table:table-cell>
              <table:table-cell office:value-type="float" office:value="-68.626">
                <text:p>-68.6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3698630136986">
                <text:p>74.3698630136986</text:p>
              </table:table-cell>
              <table:table-cell office:value-type="float" office:value="550">
                <text:p>550</text:p>
              </table:table-cell>
              <table:table-cell office:value-type="float" office:value="-73.48">
                <text:p>-73.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.3513513513514">
                <text:p>75.3513513513514</text:p>
              </table:table-cell>
              <table:table-cell office:value-type="float" office:value="550">
                <text:p>550</text:p>
              </table:table-cell>
              <table:table-cell office:value-type="float" office:value="12.926">
                <text:p>12.9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550">
                <text:p>550</text:p>
              </table:table-cell>
              <table:table-cell office:value-type="float" office:value="20.724">
                <text:p>20.7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3157894736842">
                <text:p>77.3157894736842</text:p>
              </table:table-cell>
              <table:table-cell office:value-type="float" office:value="552">
                <text:p>552</text:p>
              </table:table-cell>
              <table:table-cell office:value-type="float" office:value="17.5">
                <text:p>17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552">
                <text:p>552</text:p>
              </table:table-cell>
              <table:table-cell office:value-type="float" office:value="18.132">
                <text:p>18.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552">
                <text:p>552</text:p>
              </table:table-cell>
              <table:table-cell office:value-type="float" office:value="10.18">
                <text:p>1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52">
                <text:p>552</text:p>
              </table:table-cell>
              <table:table-cell office:value-type="float" office:value="1.986">
                <text:p>1.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552">
                <text:p>552</text:p>
              </table:table-cell>
              <table:table-cell office:value-type="float" office:value="16.17">
                <text:p>16.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552">
                <text:p>552</text:p>
              </table:table-cell>
              <table:table-cell office:value-type="float" office:value="4.798">
                <text:p>4.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52">
                <text:p>552</text:p>
              </table:table-cell>
              <table:table-cell office:value-type="float" office:value="23.918">
                <text:p>23.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857142857143">
                <text:p>21.2857142857143</text:p>
              </table:table-cell>
              <table:table-cell office:value-type="float" office:value="552">
                <text:p>552</text:p>
              </table:table-cell>
              <table:table-cell office:value-type="float" office:value="32.7">
                <text:p>32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">
                <text:p>20.5</text:p>
              </table:table-cell>
              <table:table-cell office:value-type="float" office:value="552">
                <text:p>552</text:p>
              </table:table-cell>
              <table:table-cell office:value-type="float" office:value="34.648">
                <text:p>34.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111111111111">
                <text:p>20.1111111111111</text:p>
              </table:table-cell>
              <table:table-cell office:value-type="float" office:value="552">
                <text:p>552</text:p>
              </table:table-cell>
              <table:table-cell office:value-type="float" office:value="41.03">
                <text:p>41.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552">
                <text:p>552</text:p>
              </table:table-cell>
              <table:table-cell office:value-type="float" office:value="43.102">
                <text:p>43.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0909090909091">
                <text:p>20.0909090909091</text:p>
              </table:table-cell>
              <table:table-cell office:value-type="float" office:value="552">
                <text:p>552</text:p>
              </table:table-cell>
              <table:table-cell office:value-type="float" office:value="50.442">
                <text:p>50.4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552">
                <text:p>552</text:p>
              </table:table-cell>
              <table:table-cell office:value-type="float" office:value="25.002">
                <text:p>25.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923076923077">
                <text:p>20.6923076923077</text:p>
              </table:table-cell>
              <table:table-cell office:value-type="float" office:value="552">
                <text:p>552</text:p>
              </table:table-cell>
              <table:table-cell office:value-type="float" office:value="46.85">
                <text:p>46.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552">
                <text:p>552</text:p>
              </table:table-cell>
              <table:table-cell office:value-type="float" office:value="47.526">
                <text:p>47.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-28.816">
                <text:p>-28.8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25">
                <text:p>22.25</text:p>
              </table:table-cell>
              <table:table-cell office:value-type="float" office:value="552">
                <text:p>552</text:p>
              </table:table-cell>
              <table:table-cell office:value-type="float" office:value="56.006">
                <text:p>56.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8823529411765">
                <text:p>22.8823529411765</text:p>
              </table:table-cell>
              <table:table-cell office:value-type="float" office:value="552">
                <text:p>552</text:p>
              </table:table-cell>
              <table:table-cell office:value-type="float" office:value="57.326">
                <text:p>57.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552">
                <text:p>552</text:p>
              </table:table-cell>
              <table:table-cell office:value-type="float" office:value="51.05">
                <text:p>51.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2631578947368">
                <text:p>24.2631578947368</text:p>
              </table:table-cell>
              <table:table-cell office:value-type="float" office:value="552">
                <text:p>552</text:p>
              </table:table-cell>
              <table:table-cell office:value-type="float" office:value="45.262">
                <text:p>45.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552">
                <text:p>552</text:p>
              </table:table-cell>
              <table:table-cell office:value-type="float" office:value="43.326">
                <text:p>43.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619047619048">
                <text:p>25.7619047619048</text:p>
              </table:table-cell>
              <table:table-cell office:value-type="float" office:value="552">
                <text:p>552</text:p>
              </table:table-cell>
              <table:table-cell office:value-type="float" office:value="-278.604">
                <text:p>-278.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454545454545">
                <text:p>26.5454545454545</text:p>
              </table:table-cell>
              <table:table-cell office:value-type="float" office:value="552">
                <text:p>552</text:p>
              </table:table-cell>
              <table:table-cell office:value-type="float" office:value="39.864">
                <text:p>39.8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3478260869565">
                <text:p>27.3478260869565</text:p>
              </table:table-cell>
              <table:table-cell office:value-type="float" office:value="552">
                <text:p>552</text:p>
              </table:table-cell>
              <table:table-cell office:value-type="float" office:value="47.652">
                <text:p>47.6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552">
                <text:p>552</text:p>
              </table:table-cell>
              <table:table-cell office:value-type="float" office:value="26.908">
                <text:p>26.9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">
                <text:p>29</text:p>
              </table:table-cell>
              <table:table-cell office:value-type="float" office:value="552">
                <text:p>552</text:p>
              </table:table-cell>
              <table:table-cell office:value-type="float" office:value="23.426">
                <text:p>23.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8461538461538">
                <text:p>29.8461538461538</text:p>
              </table:table-cell>
              <table:table-cell office:value-type="float" office:value="552">
                <text:p>552</text:p>
              </table:table-cell>
              <table:table-cell office:value-type="float" office:value="32.482">
                <text:p>32.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7037037037037">
                <text:p>30.7037037037037</text:p>
              </table:table-cell>
              <table:table-cell office:value-type="float" office:value="552">
                <text:p>552</text:p>
              </table:table-cell>
              <table:table-cell office:value-type="float" office:value="23.38">
                <text:p>23.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5714285714286">
                <text:p>31.5714285714286</text:p>
              </table:table-cell>
              <table:table-cell office:value-type="float" office:value="552">
                <text:p>552</text:p>
              </table:table-cell>
              <table:table-cell office:value-type="float" office:value="27.874">
                <text:p>27.8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448275862069">
                <text:p>32.448275862069</text:p>
              </table:table-cell>
              <table:table-cell office:value-type="float" office:value="552">
                <text:p>552</text:p>
              </table:table-cell>
              <table:table-cell office:value-type="float" office:value="32.832">
                <text:p>32.8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2">
                <text:p>552</text:p>
              </table:table-cell>
              <table:table-cell office:value-type="float" office:value="26.564">
                <text:p>26.5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2258064516129">
                <text:p>34.2258064516129</text:p>
              </table:table-cell>
              <table:table-cell office:value-type="float" office:value="552">
                <text:p>552</text:p>
              </table:table-cell>
              <table:table-cell office:value-type="float" office:value="32.858">
                <text:p>32.8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25">
                <text:p>35.125</text:p>
              </table:table-cell>
              <table:table-cell office:value-type="float" office:value="552">
                <text:p>552</text:p>
              </table:table-cell>
              <table:table-cell office:value-type="float" office:value="32.036">
                <text:p>32.0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030303030303">
                <text:p>36.030303030303</text:p>
              </table:table-cell>
              <table:table-cell office:value-type="float" office:value="552">
                <text:p>552</text:p>
              </table:table-cell>
              <table:table-cell office:value-type="float" office:value="22.256">
                <text:p>22.2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411764705882">
                <text:p>36.9411764705882</text:p>
              </table:table-cell>
              <table:table-cell office:value-type="float" office:value="552">
                <text:p>552</text:p>
              </table:table-cell>
              <table:table-cell office:value-type="float" office:value="28.854">
                <text:p>28.8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552">
                <text:p>552</text:p>
              </table:table-cell>
              <table:table-cell office:value-type="float" office:value="26.196">
                <text:p>26.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552">
                <text:p>552</text:p>
              </table:table-cell>
              <table:table-cell office:value-type="float" office:value="29.414">
                <text:p>29.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.7027027027027">
                <text:p>39.7027027027027</text:p>
              </table:table-cell>
              <table:table-cell office:value-type="float" office:value="552">
                <text:p>552</text:p>
              </table:table-cell>
              <table:table-cell office:value-type="float" office:value="32.362">
                <text:p>32.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.6315789473684">
                <text:p>40.6315789473684</text:p>
              </table:table-cell>
              <table:table-cell office:value-type="float" office:value="552">
                <text:p>552</text:p>
              </table:table-cell>
              <table:table-cell office:value-type="float" office:value="24.326">
                <text:p>24.3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5641025641026">
                <text:p>41.5641025641026</text:p>
              </table:table-cell>
              <table:table-cell office:value-type="float" office:value="552">
                <text:p>552</text:p>
              </table:table-cell>
              <table:table-cell office:value-type="float" office:value="22.968">
                <text:p>22.9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.5">
                <text:p>42.5</text:p>
              </table:table-cell>
              <table:table-cell office:value-type="float" office:value="552">
                <text:p>552</text:p>
              </table:table-cell>
              <table:table-cell office:value-type="float" office:value="29.864">
                <text:p>29.8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4390243902439">
                <text:p>43.4390243902439</text:p>
              </table:table-cell>
              <table:table-cell office:value-type="float" office:value="552">
                <text:p>552</text:p>
              </table:table-cell>
              <table:table-cell office:value-type="float" office:value="6.29">
                <text:p>6.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3809523809524">
                <text:p>44.3809523809524</text:p>
              </table:table-cell>
              <table:table-cell office:value-type="float" office:value="552">
                <text:p>552</text:p>
              </table:table-cell>
              <table:table-cell office:value-type="float" office:value="-8.818">
                <text:p>-8.8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3255813953488">
                <text:p>45.3255813953488</text:p>
              </table:table-cell>
              <table:table-cell office:value-type="float" office:value="552">
                <text:p>552</text:p>
              </table:table-cell>
              <table:table-cell office:value-type="float" office:value="-148.162">
                <text:p>-148.1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2727272727273">
                <text:p>46.2727272727273</text:p>
              </table:table-cell>
              <table:table-cell office:value-type="float" office:value="552">
                <text:p>552</text:p>
              </table:table-cell>
              <table:table-cell office:value-type="float" office:value="22.4">
                <text:p>22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52">
                <text:p>552</text:p>
              </table:table-cell>
              <table:table-cell office:value-type="float" office:value="14.738">
                <text:p>14.7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1739130434783">
                <text:p>48.1739130434783</text:p>
              </table:table-cell>
              <table:table-cell office:value-type="float" office:value="552">
                <text:p>552</text:p>
              </table:table-cell>
              <table:table-cell office:value-type="float" office:value="27.798">
                <text:p>27.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1276595744681">
                <text:p>49.1276595744681</text:p>
              </table:table-cell>
              <table:table-cell office:value-type="float" office:value="552">
                <text:p>552</text:p>
              </table:table-cell>
              <table:table-cell office:value-type="float" office:value="16.774">
                <text:p>16.7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552">
                <text:p>552</text:p>
              </table:table-cell>
              <table:table-cell office:value-type="float" office:value="-291.37">
                <text:p>-291.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.0408163265306">
                <text:p>51.0408163265306</text:p>
              </table:table-cell>
              <table:table-cell office:value-type="float" office:value="552">
                <text:p>552</text:p>
              </table:table-cell>
              <table:table-cell office:value-type="float" office:value="9.04">
                <text:p>9.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">
                <text:p>52</text:p>
              </table:table-cell>
              <table:table-cell office:value-type="float" office:value="552">
                <text:p>552</text:p>
              </table:table-cell>
              <table:table-cell office:value-type="float" office:value="27.552">
                <text:p>27.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9607843137255">
                <text:p>52.9607843137255</text:p>
              </table:table-cell>
              <table:table-cell office:value-type="float" office:value="552">
                <text:p>552</text:p>
              </table:table-cell>
              <table:table-cell office:value-type="float" office:value="25.03">
                <text:p>25.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.9230769230769">
                <text:p>53.9230769230769</text:p>
              </table:table-cell>
              <table:table-cell office:value-type="float" office:value="552">
                <text:p>552</text:p>
              </table:table-cell>
              <table:table-cell office:value-type="float" office:value="17.8">
                <text:p>17.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8867924528302">
                <text:p>54.8867924528302</text:p>
              </table:table-cell>
              <table:table-cell office:value-type="float" office:value="552">
                <text:p>552</text:p>
              </table:table-cell>
              <table:table-cell office:value-type="float" office:value="-52.018">
                <text:p>-52.0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8518518518519">
                <text:p>55.8518518518519</text:p>
              </table:table-cell>
              <table:table-cell office:value-type="float" office:value="552">
                <text:p>552</text:p>
              </table:table-cell>
              <table:table-cell office:value-type="float" office:value="-40.482">
                <text:p>-40.4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552">
                <text:p>552</text:p>
              </table:table-cell>
              <table:table-cell office:value-type="float" office:value="-54.776">
                <text:p>-54.7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.7857142857143">
                <text:p>57.7857142857143</text:p>
              </table:table-cell>
              <table:table-cell office:value-type="float" office:value="552">
                <text:p>552</text:p>
              </table:table-cell>
              <table:table-cell office:value-type="float" office:value="-136.516">
                <text:p>-136.5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7543859649123">
                <text:p>58.7543859649123</text:p>
              </table:table-cell>
              <table:table-cell office:value-type="float" office:value="552">
                <text:p>552</text:p>
              </table:table-cell>
              <table:table-cell office:value-type="float" office:value="-159.644">
                <text:p>-159.6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7241379310345">
                <text:p>59.7241379310345</text:p>
              </table:table-cell>
              <table:table-cell office:value-type="float" office:value="552">
                <text:p>552</text:p>
              </table:table-cell>
              <table:table-cell office:value-type="float" office:value="-47.112">
                <text:p>-47.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.6949152542373">
                <text:p>60.6949152542373</text:p>
              </table:table-cell>
              <table:table-cell office:value-type="float" office:value="552">
                <text:p>552</text:p>
              </table:table-cell>
              <table:table-cell office:value-type="float" office:value="20.452">
                <text:p>20.4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12.306">
                <text:p>12.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6393442622951">
                <text:p>62.6393442622951</text:p>
              </table:table-cell>
              <table:table-cell office:value-type="float" office:value="552">
                <text:p>552</text:p>
              </table:table-cell>
              <table:table-cell office:value-type="float" office:value="9.838">
                <text:p>9.8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.6129032258065">
                <text:p>63.6129032258065</text:p>
              </table:table-cell>
              <table:table-cell office:value-type="float" office:value="552">
                <text:p>552</text:p>
              </table:table-cell>
              <table:table-cell office:value-type="float" office:value="22.466">
                <text:p>22.4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5873015873016">
                <text:p>64.5873015873016</text:p>
              </table:table-cell>
              <table:table-cell office:value-type="float" office:value="552">
                <text:p>552</text:p>
              </table:table-cell>
              <table:table-cell office:value-type="float" office:value="14.09">
                <text:p>14.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.5625">
                <text:p>65.5625</text:p>
              </table:table-cell>
              <table:table-cell office:value-type="float" office:value="552">
                <text:p>552</text:p>
              </table:table-cell>
              <table:table-cell office:value-type="float" office:value="15.422">
                <text:p>15.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5384615384616">
                <text:p>66.5384615384616</text:p>
              </table:table-cell>
              <table:table-cell office:value-type="float" office:value="552">
                <text:p>552</text:p>
              </table:table-cell>
              <table:table-cell office:value-type="float" office:value="-30.856">
                <text:p>-30.8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.5151515151515">
                <text:p>67.5151515151515</text:p>
              </table:table-cell>
              <table:table-cell office:value-type="float" office:value="552">
                <text:p>552</text:p>
              </table:table-cell>
              <table:table-cell office:value-type="float" office:value="17.032">
                <text:p>17.0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.4925373134328">
                <text:p>68.4925373134328</text:p>
              </table:table-cell>
              <table:table-cell office:value-type="float" office:value="552">
                <text:p>552</text:p>
              </table:table-cell>
              <table:table-cell office:value-type="float" office:value="15.208">
                <text:p>15.2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.4705882352941">
                <text:p>69.4705882352941</text:p>
              </table:table-cell>
              <table:table-cell office:value-type="float" office:value="552">
                <text:p>552</text:p>
              </table:table-cell>
              <table:table-cell office:value-type="float" office:value="15.572">
                <text:p>15.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.4492753623188">
                <text:p>70.4492753623188</text:p>
              </table:table-cell>
              <table:table-cell office:value-type="float" office:value="552">
                <text:p>552</text:p>
              </table:table-cell>
              <table:table-cell office:value-type="float" office:value="14.896">
                <text:p>14.8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52">
                <text:p>552</text:p>
              </table:table-cell>
              <table:table-cell office:value-type="float" office:value="16.846">
                <text:p>16.8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4084507042253">
                <text:p>72.4084507042253</text:p>
              </table:table-cell>
              <table:table-cell office:value-type="float" office:value="552">
                <text:p>552</text:p>
              </table:table-cell>
              <table:table-cell office:value-type="float" office:value="15.704">
                <text:p>15.7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.3888888888889">
                <text:p>73.3888888888889</text:p>
              </table:table-cell>
              <table:table-cell office:value-type="float" office:value="552">
                <text:p>552</text:p>
              </table:table-cell>
              <table:table-cell office:value-type="float" office:value="14.946">
                <text:p>14.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3698630136986">
                <text:p>74.3698630136986</text:p>
              </table:table-cell>
              <table:table-cell office:value-type="float" office:value="552">
                <text:p>552</text:p>
              </table:table-cell>
              <table:table-cell office:value-type="float" office:value="-24.656">
                <text:p>-24.6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.3513513513514">
                <text:p>75.3513513513514</text:p>
              </table:table-cell>
              <table:table-cell office:value-type="float" office:value="552">
                <text:p>552</text:p>
              </table:table-cell>
              <table:table-cell office:value-type="float" office:value="-13.18">
                <text:p>-13.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552">
                <text:p>552</text:p>
              </table:table-cell>
              <table:table-cell office:value-type="float" office:value="-14.786">
                <text:p>-14.7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3157894736842">
                <text:p>77.3157894736842</text:p>
              </table:table-cell>
              <table:table-cell office:value-type="float" office:value="552">
                <text:p>552</text:p>
              </table:table-cell>
              <table:table-cell office:value-type="float" office:value="18.22">
                <text:p>18.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.2987012987013">
                <text:p>78.2987012987013</text:p>
              </table:table-cell>
              <table:table-cell office:value-type="float" office:value="552">
                <text:p>552</text:p>
              </table:table-cell>
              <table:table-cell office:value-type="float" office:value="16.658">
                <text:p>16.6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2820512820513">
                <text:p>79.2820512820513</text:p>
              </table:table-cell>
              <table:table-cell office:value-type="float" office:value="552">
                <text:p>552</text:p>
              </table:table-cell>
              <table:table-cell office:value-type="float" office:value="18.02">
                <text:p>18.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658227848101">
                <text:p>80.2658227848101</text:p>
              </table:table-cell>
              <table:table-cell office:value-type="float" office:value="552">
                <text:p>552</text:p>
              </table:table-cell>
              <table:table-cell office:value-type="float" office:value="6.938">
                <text:p>6.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25">
                <text:p>81.25</text:p>
              </table:table-cell>
              <table:table-cell office:value-type="float" office:value="552">
                <text:p>552</text:p>
              </table:table-cell>
              <table:table-cell office:value-type="float" office:value="-11.574">
                <text:p>-11.5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.2345679012346">
                <text:p>82.2345679012346</text:p>
              </table:table-cell>
              <table:table-cell office:value-type="float" office:value="552">
                <text:p>552</text:p>
              </table:table-cell>
              <table:table-cell office:value-type="float" office:value="6.114">
                <text:p>6.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.219512195122">
                <text:p>83.219512195122</text:p>
              </table:table-cell>
              <table:table-cell office:value-type="float" office:value="552">
                <text:p>552</text:p>
              </table:table-cell>
              <table:table-cell office:value-type="float" office:value="2.818">
                <text:p>2.8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.2048192771084">
                <text:p>84.2048192771084</text:p>
              </table:table-cell>
              <table:table-cell office:value-type="float" office:value="552">
                <text:p>552</text:p>
              </table:table-cell>
              <table:table-cell office:value-type="float" office:value="19.602">
                <text:p>19.6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1904761904762">
                <text:p>85.1904761904762</text:p>
              </table:table-cell>
              <table:table-cell office:value-type="float" office:value="552">
                <text:p>552</text:p>
              </table:table-cell>
              <table:table-cell office:value-type="float" office:value="9.482">
                <text:p>9.4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1764705882353">
                <text:p>86.1764705882353</text:p>
              </table:table-cell>
              <table:table-cell office:value-type="float" office:value="552">
                <text:p>552</text:p>
              </table:table-cell>
              <table:table-cell office:value-type="float" office:value="-0.698">
                <text:p>-0.6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.1627906976744">
                <text:p>87.1627906976744</text:p>
              </table:table-cell>
              <table:table-cell office:value-type="float" office:value="552">
                <text:p>552</text:p>
              </table:table-cell>
              <table:table-cell office:value-type="float" office:value="-10.056">
                <text:p>-10.0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8.1494252873563">
                <text:p>88.1494252873563</text:p>
              </table:table-cell>
              <table:table-cell office:value-type="float" office:value="552">
                <text:p>552</text:p>
              </table:table-cell>
              <table:table-cell office:value-type="float" office:value="7.648">
                <text:p>7.6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.1363636363636">
                <text:p>89.1363636363636</text:p>
              </table:table-cell>
              <table:table-cell office:value-type="float" office:value="552">
                <text:p>552</text:p>
              </table:table-cell>
              <table:table-cell office:value-type="float" office:value="-320.56">
                <text:p>-320.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.123595505618">
                <text:p>90.123595505618</text:p>
              </table:table-cell>
              <table:table-cell office:value-type="float" office:value="552">
                <text:p>552</text:p>
              </table:table-cell>
              <table:table-cell office:value-type="float" office:value="16.114">
                <text:p>16.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.1111111111111">
                <text:p>91.1111111111111</text:p>
              </table:table-cell>
              <table:table-cell office:value-type="float" office:value="552">
                <text:p>552</text:p>
              </table:table-cell>
              <table:table-cell office:value-type="float" office:value="-4.76">
                <text:p>-4.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.0989010989011">
                <text:p>92.0989010989011</text:p>
              </table:table-cell>
              <table:table-cell office:value-type="float" office:value="552">
                <text:p>552</text:p>
              </table:table-cell>
              <table:table-cell office:value-type="float" office:value="16.454">
                <text:p>16.4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.0869565217391">
                <text:p>93.0869565217391</text:p>
              </table:table-cell>
              <table:table-cell office:value-type="float" office:value="552">
                <text:p>552</text:p>
              </table:table-cell>
              <table:table-cell office:value-type="float" office:value="-3.652">
                <text:p>-3.6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0752688172043">
                <text:p>94.0752688172043</text:p>
              </table:table-cell>
              <table:table-cell office:value-type="float" office:value="552">
                <text:p>552</text:p>
              </table:table-cell>
              <table:table-cell office:value-type="float" office:value="13.986">
                <text:p>13.9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063829787234">
                <text:p>95.063829787234</text:p>
              </table:table-cell>
              <table:table-cell office:value-type="float" office:value="552">
                <text:p>552</text:p>
              </table:table-cell>
              <table:table-cell office:value-type="float" office:value="22.396">
                <text:p>22.3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.0526315789474">
                <text:p>96.0526315789474</text:p>
              </table:table-cell>
              <table:table-cell office:value-type="float" office:value="552">
                <text:p>552</text:p>
              </table:table-cell>
              <table:table-cell office:value-type="float" office:value="17.904">
                <text:p>17.9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0416666666667">
                <text:p>97.0416666666667</text:p>
              </table:table-cell>
              <table:table-cell office:value-type="float" office:value="552">
                <text:p>552</text:p>
              </table:table-cell>
              <table:table-cell office:value-type="float" office:value="14.404">
                <text:p>14.4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.0309278350515">
                <text:p>98.0309278350515</text:p>
              </table:table-cell>
              <table:table-cell office:value-type="float" office:value="552">
                <text:p>552</text:p>
              </table:table-cell>
              <table:table-cell office:value-type="float" office:value="19.654">
                <text:p>19.6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0204081632653">
                <text:p>99.0204081632653</text:p>
              </table:table-cell>
              <table:table-cell office:value-type="float" office:value="552">
                <text:p>552</text:p>
              </table:table-cell>
              <table:table-cell office:value-type="float" office:value="5.348">
                <text:p>5.3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010101010101">
                <text:p>100.010101010101</text:p>
              </table:table-cell>
              <table:table-cell office:value-type="float" office:value="552">
                <text:p>552</text:p>
              </table:table-cell>
              <table:table-cell office:value-type="float" office:value="21.09">
                <text:p>21.0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094cm" svg:height="16.946cm" xlink:href=".." xlink:type="simple" chart:class="chart:line" chart:style-name="ch1">
        <chart:legend chart:legend-position="end" svg:x="34.289cm" svg:y="7.427cm" style:legend-expansion="high" chart:style-name="ch2"/>
        <chart:plot-area chart:style-name="ch3" table:cell-range-address="Sheet1.C1:Sheet1.F183" chart:data-source-has-labels="row" svg:x="1.211cm" svg:y="1.487cm" svg:width="31.556cm" svg:height="14.701cm">
          <chartooo:coordinate-region svg:x="2.123cm" svg:y="1.686cm" svg:width="30.644cm" svg:height="14.3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83" chart:label-cell-address="Sheet1.C1:Sheet1.C1" chart:class="chart:line">
            <chart:data-point chart:repeated="182"/>
          </chart:series>
          <chart:series chart:style-name="ch7" chart:values-cell-range-address="Sheet1.D2:Sheet1.D183" chart:label-cell-address="Sheet1.D1:Sheet1.D1" chart:class="chart:line">
            <chart:data-point chart:repeated="182"/>
          </chart:series>
          <chart:series chart:style-name="ch8" chart:values-cell-range-address="Sheet1.E2:Sheet1.E183" chart:label-cell-address="Sheet1.E1:Sheet1.E1" chart:class="chart:line">
            <chart:data-point chart:repeated="182"/>
          </chart:series>
          <chart:series chart:style-name="ch9" chart:values-cell-range-address="Sheet1.F2:Sheet1.F183" chart:label-cell-address="Sheet1.F1:Sheet1.F1" chart:class="chart:line">
            <chart:data-point chart:repeated="1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*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C2:Sheet1.C183</svg:desc>
                </draw:g>
              </table:table-cell>
              <table:table-cell office:value-type="float" office:value="400">
                <text:p>400</text:p>
                <draw:g>
                  <svg:desc>Sheet1.D2:Sheet1.D183</svg:desc>
                </draw:g>
              </table:table-cell>
              <table:table-cell office:value-type="float" office:value="14.538">
                <text:p>14.538</text:p>
                <draw:g>
                  <svg:desc>Sheet1.E2:Sheet1.E183</svg:desc>
                </draw:g>
              </table:table-cell>
              <table:table-cell office:value-type="float" office:value="1">
                <text:p>1</text:p>
                <draw:g>
                  <svg:desc>Sheet1.F2:Sheet1.F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-56.172">
                <text:p>-56.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513">
                <text:p>513</text:p>
              </table:table-cell>
              <table:table-cell office:value-type="float" office:value="17.714">
                <text:p>17.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513">
                <text:p>513</text:p>
              </table:table-cell>
              <table:table-cell office:value-type="float" office:value="7.78">
                <text:p>7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513">
                <text:p>513</text:p>
              </table:table-cell>
              <table:table-cell office:value-type="float" office:value="16.67">
                <text:p>16.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13">
                <text:p>513</text:p>
              </table:table-cell>
              <table:table-cell office:value-type="float" office:value="20.168">
                <text:p>20.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22.302">
                <text:p>22.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550">
                <text:p>550</text:p>
              </table:table-cell>
              <table:table-cell office:value-type="float" office:value="26.954">
                <text:p>26.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550">
                <text:p>550</text:p>
              </table:table-cell>
              <table:table-cell office:value-type="float" office:value="17.754">
                <text:p>17.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50">
                <text:p>550</text:p>
              </table:table-cell>
              <table:table-cell office:value-type="float" office:value="-37.582">
                <text:p>-37.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20.266">
                <text:p>20.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31.82">
                <text:p>31.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50">
                <text:p>550</text:p>
              </table:table-cell>
              <table:table-cell office:value-type="float" office:value="19.77">
                <text:p>19.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2857142857143">
                <text:p>21.2857142857143</text:p>
              </table:table-cell>
              <table:table-cell office:value-type="float" office:value="550">
                <text:p>550</text:p>
              </table:table-cell>
              <table:table-cell office:value-type="float" office:value="4.588">
                <text:p>4.5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5">
                <text:p>20.5</text:p>
              </table:table-cell>
              <table:table-cell office:value-type="float" office:value="550">
                <text:p>550</text:p>
              </table:table-cell>
              <table:table-cell office:value-type="float" office:value="38.518">
                <text:p>38.5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1111111111111">
                <text:p>20.1111111111111</text:p>
              </table:table-cell>
              <table:table-cell office:value-type="float" office:value="550">
                <text:p>550</text:p>
              </table:table-cell>
              <table:table-cell office:value-type="float" office:value="47.346">
                <text:p>47.3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56.578">
                <text:p>56.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0909090909091">
                <text:p>20.0909090909091</text:p>
              </table:table-cell>
              <table:table-cell office:value-type="float" office:value="550">
                <text:p>550</text:p>
              </table:table-cell>
              <table:table-cell office:value-type="float" office:value="52.894">
                <text:p>52.8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550">
                <text:p>550</text:p>
              </table:table-cell>
              <table:table-cell office:value-type="float" office:value="7.486">
                <text:p>7.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6923076923077">
                <text:p>20.6923076923077</text:p>
              </table:table-cell>
              <table:table-cell office:value-type="float" office:value="550">
                <text:p>550</text:p>
              </table:table-cell>
              <table:table-cell office:value-type="float" office:value="58.986">
                <text:p>58.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550">
                <text:p>550</text:p>
              </table:table-cell>
              <table:table-cell office:value-type="float" office:value="40.582">
                <text:p>40.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54.304">
                <text:p>54.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5">
                <text:p>22.25</text:p>
              </table:table-cell>
              <table:table-cell office:value-type="float" office:value="550">
                <text:p>550</text:p>
              </table:table-cell>
              <table:table-cell office:value-type="float" office:value="29.198">
                <text:p>29.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823529411765">
                <text:p>22.8823529411765</text:p>
              </table:table-cell>
              <table:table-cell office:value-type="float" office:value="550">
                <text:p>550</text:p>
              </table:table-cell>
              <table:table-cell office:value-type="float" office:value="6.658">
                <text:p>6.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550">
                <text:p>550</text:p>
              </table:table-cell>
              <table:table-cell office:value-type="float" office:value="56.528">
                <text:p>56.5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2631578947368">
                <text:p>24.2631578947368</text:p>
              </table:table-cell>
              <table:table-cell office:value-type="float" office:value="550">
                <text:p>550</text:p>
              </table:table-cell>
              <table:table-cell office:value-type="float" office:value="57.52">
                <text:p>57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46.708">
                <text:p>46.7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7619047619048">
                <text:p>25.7619047619048</text:p>
              </table:table-cell>
              <table:table-cell office:value-type="float" office:value="550">
                <text:p>550</text:p>
              </table:table-cell>
              <table:table-cell office:value-type="float" office:value="63.924">
                <text:p>63.9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5454545454545">
                <text:p>26.5454545454545</text:p>
              </table:table-cell>
              <table:table-cell office:value-type="float" office:value="550">
                <text:p>550</text:p>
              </table:table-cell>
              <table:table-cell office:value-type="float" office:value="49.494">
                <text:p>49.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3478260869565">
                <text:p>27.3478260869565</text:p>
              </table:table-cell>
              <table:table-cell office:value-type="float" office:value="550">
                <text:p>550</text:p>
              </table:table-cell>
              <table:table-cell office:value-type="float" office:value="37.54">
                <text:p>37.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550">
                <text:p>550</text:p>
              </table:table-cell>
              <table:table-cell office:value-type="float" office:value="34.684">
                <text:p>34.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55.064">
                <text:p>55.0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8461538461538">
                <text:p>29.8461538461538</text:p>
              </table:table-cell>
              <table:table-cell office:value-type="float" office:value="550">
                <text:p>550</text:p>
              </table:table-cell>
              <table:table-cell office:value-type="float" office:value="-221.514">
                <text:p>-221.5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037037037037">
                <text:p>30.7037037037037</text:p>
              </table:table-cell>
              <table:table-cell office:value-type="float" office:value="550">
                <text:p>550</text:p>
              </table:table-cell>
              <table:table-cell office:value-type="float" office:value="48.178">
                <text:p>48.1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5714285714286">
                <text:p>31.5714285714286</text:p>
              </table:table-cell>
              <table:table-cell office:value-type="float" office:value="550">
                <text:p>550</text:p>
              </table:table-cell>
              <table:table-cell office:value-type="float" office:value="39.772">
                <text:p>39.7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448275862069">
                <text:p>32.448275862069</text:p>
              </table:table-cell>
              <table:table-cell office:value-type="float" office:value="550">
                <text:p>550</text:p>
              </table:table-cell>
              <table:table-cell office:value-type="float" office:value="-18.33">
                <text:p>-18.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0">
                <text:p>550</text:p>
              </table:table-cell>
              <table:table-cell office:value-type="float" office:value="31.144">
                <text:p>31.1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2258064516129">
                <text:p>34.2258064516129</text:p>
              </table:table-cell>
              <table:table-cell office:value-type="float" office:value="550">
                <text:p>550</text:p>
              </table:table-cell>
              <table:table-cell office:value-type="float" office:value="31.46">
                <text:p>31.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125">
                <text:p>35.125</text:p>
              </table:table-cell>
              <table:table-cell office:value-type="float" office:value="550">
                <text:p>550</text:p>
              </table:table-cell>
              <table:table-cell office:value-type="float" office:value="31.404">
                <text:p>31.4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030303030303">
                <text:p>36.030303030303</text:p>
              </table:table-cell>
              <table:table-cell office:value-type="float" office:value="550">
                <text:p>550</text:p>
              </table:table-cell>
              <table:table-cell office:value-type="float" office:value="30.474">
                <text:p>30.4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9411764705882">
                <text:p>36.9411764705882</text:p>
              </table:table-cell>
              <table:table-cell office:value-type="float" office:value="550">
                <text:p>550</text:p>
              </table:table-cell>
              <table:table-cell office:value-type="float" office:value="18.592">
                <text:p>18.5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550">
                <text:p>550</text:p>
              </table:table-cell>
              <table:table-cell office:value-type="float" office:value="-40.848">
                <text:p>-40.8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550">
                <text:p>550</text:p>
              </table:table-cell>
              <table:table-cell office:value-type="float" office:value="25.598">
                <text:p>25.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7027027027027">
                <text:p>39.7027027027027</text:p>
              </table:table-cell>
              <table:table-cell office:value-type="float" office:value="550">
                <text:p>550</text:p>
              </table:table-cell>
              <table:table-cell office:value-type="float" office:value="-306.376">
                <text:p>-306.3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6315789473684">
                <text:p>40.6315789473684</text:p>
              </table:table-cell>
              <table:table-cell office:value-type="float" office:value="550">
                <text:p>550</text:p>
              </table:table-cell>
              <table:table-cell office:value-type="float" office:value="15.684">
                <text:p>15.6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5641025641026">
                <text:p>41.5641025641026</text:p>
              </table:table-cell>
              <table:table-cell office:value-type="float" office:value="550">
                <text:p>550</text:p>
              </table:table-cell>
              <table:table-cell office:value-type="float" office:value="25.878">
                <text:p>25.8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5">
                <text:p>42.5</text:p>
              </table:table-cell>
              <table:table-cell office:value-type="float" office:value="550">
                <text:p>550</text:p>
              </table:table-cell>
              <table:table-cell office:value-type="float" office:value="5.69">
                <text:p>5.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4390243902439">
                <text:p>43.4390243902439</text:p>
              </table:table-cell>
              <table:table-cell office:value-type="float" office:value="550">
                <text:p>550</text:p>
              </table:table-cell>
              <table:table-cell office:value-type="float" office:value="16.35">
                <text:p>16.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3809523809524">
                <text:p>44.3809523809524</text:p>
              </table:table-cell>
              <table:table-cell office:value-type="float" office:value="550">
                <text:p>550</text:p>
              </table:table-cell>
              <table:table-cell office:value-type="float" office:value="25.26">
                <text:p>25.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3255813953488">
                <text:p>45.3255813953488</text:p>
              </table:table-cell>
              <table:table-cell office:value-type="float" office:value="550">
                <text:p>550</text:p>
              </table:table-cell>
              <table:table-cell office:value-type="float" office:value="-24.258">
                <text:p>-24.2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2727272727273">
                <text:p>46.2727272727273</text:p>
              </table:table-cell>
              <table:table-cell office:value-type="float" office:value="550">
                <text:p>550</text:p>
              </table:table-cell>
              <table:table-cell office:value-type="float" office:value="25.162">
                <text:p>25.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50">
                <text:p>550</text:p>
              </table:table-cell>
              <table:table-cell office:value-type="float" office:value="27.152">
                <text:p>27.1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1739130434783">
                <text:p>48.1739130434783</text:p>
              </table:table-cell>
              <table:table-cell office:value-type="float" office:value="550">
                <text:p>550</text:p>
              </table:table-cell>
              <table:table-cell office:value-type="float" office:value="21.414">
                <text:p>21.4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1276595744681">
                <text:p>49.1276595744681</text:p>
              </table:table-cell>
              <table:table-cell office:value-type="float" office:value="550">
                <text:p>550</text:p>
              </table:table-cell>
              <table:table-cell office:value-type="float" office:value="19.654">
                <text:p>19.6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550">
                <text:p>550</text:p>
              </table:table-cell>
              <table:table-cell office:value-type="float" office:value="9.426">
                <text:p>9.4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0408163265306">
                <text:p>51.0408163265306</text:p>
              </table:table-cell>
              <table:table-cell office:value-type="float" office:value="550">
                <text:p>550</text:p>
              </table:table-cell>
              <table:table-cell office:value-type="float" office:value="20.88">
                <text:p>20.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550">
                <text:p>550</text:p>
              </table:table-cell>
              <table:table-cell office:value-type="float" office:value="-27.98">
                <text:p>-27.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.9607843137255">
                <text:p>52.9607843137255</text:p>
              </table:table-cell>
              <table:table-cell office:value-type="float" office:value="550">
                <text:p>550</text:p>
              </table:table-cell>
              <table:table-cell office:value-type="float" office:value="17.878">
                <text:p>17.8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.9230769230769">
                <text:p>53.9230769230769</text:p>
              </table:table-cell>
              <table:table-cell office:value-type="float" office:value="550">
                <text:p>550</text:p>
              </table:table-cell>
              <table:table-cell office:value-type="float" office:value="-146.694">
                <text:p>-146.6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8867924528302">
                <text:p>54.8867924528302</text:p>
              </table:table-cell>
              <table:table-cell office:value-type="float" office:value="550">
                <text:p>550</text:p>
              </table:table-cell>
              <table:table-cell office:value-type="float" office:value="20.558">
                <text:p>20.5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8518518518519">
                <text:p>55.8518518518519</text:p>
              </table:table-cell>
              <table:table-cell office:value-type="float" office:value="550">
                <text:p>550</text:p>
              </table:table-cell>
              <table:table-cell office:value-type="float" office:value="18.88">
                <text:p>18.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550">
                <text:p>550</text:p>
              </table:table-cell>
              <table:table-cell office:value-type="float" office:value="18.546">
                <text:p>18.5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7857142857143">
                <text:p>57.7857142857143</text:p>
              </table:table-cell>
              <table:table-cell office:value-type="float" office:value="550">
                <text:p>550</text:p>
              </table:table-cell>
              <table:table-cell office:value-type="float" office:value="19.78">
                <text:p>19.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7543859649123">
                <text:p>58.7543859649123</text:p>
              </table:table-cell>
              <table:table-cell office:value-type="float" office:value="550">
                <text:p>550</text:p>
              </table:table-cell>
              <table:table-cell office:value-type="float" office:value="15.558">
                <text:p>15.5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7241379310345">
                <text:p>59.7241379310345</text:p>
              </table:table-cell>
              <table:table-cell office:value-type="float" office:value="550">
                <text:p>550</text:p>
              </table:table-cell>
              <table:table-cell office:value-type="float" office:value="19.888">
                <text:p>19.8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6949152542373">
                <text:p>60.6949152542373</text:p>
              </table:table-cell>
              <table:table-cell office:value-type="float" office:value="550">
                <text:p>550</text:p>
              </table:table-cell>
              <table:table-cell office:value-type="float" office:value="-16.216">
                <text:p>-16.2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15.278">
                <text:p>15.2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.6393442622951">
                <text:p>62.6393442622951</text:p>
              </table:table-cell>
              <table:table-cell office:value-type="float" office:value="550">
                <text:p>550</text:p>
              </table:table-cell>
              <table:table-cell office:value-type="float" office:value="25.4">
                <text:p>25.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6129032258065">
                <text:p>63.6129032258065</text:p>
              </table:table-cell>
              <table:table-cell office:value-type="float" office:value="550">
                <text:p>550</text:p>
              </table:table-cell>
              <table:table-cell office:value-type="float" office:value="5.984">
                <text:p>5.9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5873015873016">
                <text:p>64.5873015873016</text:p>
              </table:table-cell>
              <table:table-cell office:value-type="float" office:value="550">
                <text:p>550</text:p>
              </table:table-cell>
              <table:table-cell office:value-type="float" office:value="17.958">
                <text:p>17.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5625">
                <text:p>65.5625</text:p>
              </table:table-cell>
              <table:table-cell office:value-type="float" office:value="550">
                <text:p>550</text:p>
              </table:table-cell>
              <table:table-cell office:value-type="float" office:value="-26.656">
                <text:p>-26.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5384615384616">
                <text:p>66.5384615384616</text:p>
              </table:table-cell>
              <table:table-cell office:value-type="float" office:value="550">
                <text:p>550</text:p>
              </table:table-cell>
              <table:table-cell office:value-type="float" office:value="2.4">
                <text:p>2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.5151515151515">
                <text:p>67.5151515151515</text:p>
              </table:table-cell>
              <table:table-cell office:value-type="float" office:value="550">
                <text:p>550</text:p>
              </table:table-cell>
              <table:table-cell office:value-type="float" office:value="18.794">
                <text:p>18.7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4925373134328">
                <text:p>68.4925373134328</text:p>
              </table:table-cell>
              <table:table-cell office:value-type="float" office:value="550">
                <text:p>550</text:p>
              </table:table-cell>
              <table:table-cell office:value-type="float" office:value="12.304">
                <text:p>12.3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4705882352941">
                <text:p>69.4705882352941</text:p>
              </table:table-cell>
              <table:table-cell office:value-type="float" office:value="550">
                <text:p>550</text:p>
              </table:table-cell>
              <table:table-cell office:value-type="float" office:value="16.04">
                <text:p>16.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4492753623188">
                <text:p>70.4492753623188</text:p>
              </table:table-cell>
              <table:table-cell office:value-type="float" office:value="550">
                <text:p>550</text:p>
              </table:table-cell>
              <table:table-cell office:value-type="float" office:value="-67.084">
                <text:p>-67.0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50">
                <text:p>550</text:p>
              </table:table-cell>
              <table:table-cell office:value-type="float" office:value="6.542">
                <text:p>6.5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4084507042253">
                <text:p>72.4084507042253</text:p>
              </table:table-cell>
              <table:table-cell office:value-type="float" office:value="550">
                <text:p>550</text:p>
              </table:table-cell>
              <table:table-cell office:value-type="float" office:value="8.288">
                <text:p>8.2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3888888888889">
                <text:p>73.3888888888889</text:p>
              </table:table-cell>
              <table:table-cell office:value-type="float" office:value="550">
                <text:p>550</text:p>
              </table:table-cell>
              <table:table-cell office:value-type="float" office:value="-68.626">
                <text:p>-68.6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3698630136986">
                <text:p>74.3698630136986</text:p>
              </table:table-cell>
              <table:table-cell office:value-type="float" office:value="550">
                <text:p>550</text:p>
              </table:table-cell>
              <table:table-cell office:value-type="float" office:value="-73.48">
                <text:p>-73.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.3513513513514">
                <text:p>75.3513513513514</text:p>
              </table:table-cell>
              <table:table-cell office:value-type="float" office:value="550">
                <text:p>550</text:p>
              </table:table-cell>
              <table:table-cell office:value-type="float" office:value="12.926">
                <text:p>12.9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550">
                <text:p>550</text:p>
              </table:table-cell>
              <table:table-cell office:value-type="float" office:value="20.724">
                <text:p>20.7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3157894736842">
                <text:p>77.3157894736842</text:p>
              </table:table-cell>
              <table:table-cell office:value-type="float" office:value="552">
                <text:p>552</text:p>
              </table:table-cell>
              <table:table-cell office:value-type="float" office:value="17.5">
                <text:p>17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552">
                <text:p>552</text:p>
              </table:table-cell>
              <table:table-cell office:value-type="float" office:value="18.132">
                <text:p>18.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552">
                <text:p>552</text:p>
              </table:table-cell>
              <table:table-cell office:value-type="float" office:value="10.18">
                <text:p>1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52">
                <text:p>552</text:p>
              </table:table-cell>
              <table:table-cell office:value-type="float" office:value="1.986">
                <text:p>1.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552">
                <text:p>552</text:p>
              </table:table-cell>
              <table:table-cell office:value-type="float" office:value="16.17">
                <text:p>16.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552">
                <text:p>552</text:p>
              </table:table-cell>
              <table:table-cell office:value-type="float" office:value="4.798">
                <text:p>4.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52">
                <text:p>552</text:p>
              </table:table-cell>
              <table:table-cell office:value-type="float" office:value="23.918">
                <text:p>23.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857142857143">
                <text:p>21.2857142857143</text:p>
              </table:table-cell>
              <table:table-cell office:value-type="float" office:value="552">
                <text:p>552</text:p>
              </table:table-cell>
              <table:table-cell office:value-type="float" office:value="32.7">
                <text:p>32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">
                <text:p>20.5</text:p>
              </table:table-cell>
              <table:table-cell office:value-type="float" office:value="552">
                <text:p>552</text:p>
              </table:table-cell>
              <table:table-cell office:value-type="float" office:value="34.648">
                <text:p>34.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111111111111">
                <text:p>20.1111111111111</text:p>
              </table:table-cell>
              <table:table-cell office:value-type="float" office:value="552">
                <text:p>552</text:p>
              </table:table-cell>
              <table:table-cell office:value-type="float" office:value="41.03">
                <text:p>41.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552">
                <text:p>552</text:p>
              </table:table-cell>
              <table:table-cell office:value-type="float" office:value="43.102">
                <text:p>43.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0909090909091">
                <text:p>20.0909090909091</text:p>
              </table:table-cell>
              <table:table-cell office:value-type="float" office:value="552">
                <text:p>552</text:p>
              </table:table-cell>
              <table:table-cell office:value-type="float" office:value="50.442">
                <text:p>50.4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552">
                <text:p>552</text:p>
              </table:table-cell>
              <table:table-cell office:value-type="float" office:value="25.002">
                <text:p>25.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923076923077">
                <text:p>20.6923076923077</text:p>
              </table:table-cell>
              <table:table-cell office:value-type="float" office:value="552">
                <text:p>552</text:p>
              </table:table-cell>
              <table:table-cell office:value-type="float" office:value="46.85">
                <text:p>46.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552">
                <text:p>552</text:p>
              </table:table-cell>
              <table:table-cell office:value-type="float" office:value="47.526">
                <text:p>47.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-28.816">
                <text:p>-28.8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25">
                <text:p>22.25</text:p>
              </table:table-cell>
              <table:table-cell office:value-type="float" office:value="552">
                <text:p>552</text:p>
              </table:table-cell>
              <table:table-cell office:value-type="float" office:value="56.006">
                <text:p>56.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8823529411765">
                <text:p>22.8823529411765</text:p>
              </table:table-cell>
              <table:table-cell office:value-type="float" office:value="552">
                <text:p>552</text:p>
              </table:table-cell>
              <table:table-cell office:value-type="float" office:value="57.326">
                <text:p>57.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5555555555556">
                <text:p>23.5555555555556</text:p>
              </table:table-cell>
              <table:table-cell office:value-type="float" office:value="552">
                <text:p>552</text:p>
              </table:table-cell>
              <table:table-cell office:value-type="float" office:value="51.05">
                <text:p>51.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2631578947368">
                <text:p>24.2631578947368</text:p>
              </table:table-cell>
              <table:table-cell office:value-type="float" office:value="552">
                <text:p>552</text:p>
              </table:table-cell>
              <table:table-cell office:value-type="float" office:value="45.262">
                <text:p>45.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552">
                <text:p>552</text:p>
              </table:table-cell>
              <table:table-cell office:value-type="float" office:value="43.326">
                <text:p>43.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619047619048">
                <text:p>25.7619047619048</text:p>
              </table:table-cell>
              <table:table-cell office:value-type="float" office:value="552">
                <text:p>552</text:p>
              </table:table-cell>
              <table:table-cell office:value-type="float" office:value="-278.604">
                <text:p>-278.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454545454545">
                <text:p>26.5454545454545</text:p>
              </table:table-cell>
              <table:table-cell office:value-type="float" office:value="552">
                <text:p>552</text:p>
              </table:table-cell>
              <table:table-cell office:value-type="float" office:value="39.864">
                <text:p>39.8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3478260869565">
                <text:p>27.3478260869565</text:p>
              </table:table-cell>
              <table:table-cell office:value-type="float" office:value="552">
                <text:p>552</text:p>
              </table:table-cell>
              <table:table-cell office:value-type="float" office:value="47.652">
                <text:p>47.6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552">
                <text:p>552</text:p>
              </table:table-cell>
              <table:table-cell office:value-type="float" office:value="26.908">
                <text:p>26.9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">
                <text:p>29</text:p>
              </table:table-cell>
              <table:table-cell office:value-type="float" office:value="552">
                <text:p>552</text:p>
              </table:table-cell>
              <table:table-cell office:value-type="float" office:value="23.426">
                <text:p>23.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8461538461538">
                <text:p>29.8461538461538</text:p>
              </table:table-cell>
              <table:table-cell office:value-type="float" office:value="552">
                <text:p>552</text:p>
              </table:table-cell>
              <table:table-cell office:value-type="float" office:value="32.482">
                <text:p>32.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7037037037037">
                <text:p>30.7037037037037</text:p>
              </table:table-cell>
              <table:table-cell office:value-type="float" office:value="552">
                <text:p>552</text:p>
              </table:table-cell>
              <table:table-cell office:value-type="float" office:value="23.38">
                <text:p>23.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5714285714286">
                <text:p>31.5714285714286</text:p>
              </table:table-cell>
              <table:table-cell office:value-type="float" office:value="552">
                <text:p>552</text:p>
              </table:table-cell>
              <table:table-cell office:value-type="float" office:value="27.874">
                <text:p>27.8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448275862069">
                <text:p>32.448275862069</text:p>
              </table:table-cell>
              <table:table-cell office:value-type="float" office:value="552">
                <text:p>552</text:p>
              </table:table-cell>
              <table:table-cell office:value-type="float" office:value="32.832">
                <text:p>32.8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2">
                <text:p>552</text:p>
              </table:table-cell>
              <table:table-cell office:value-type="float" office:value="26.564">
                <text:p>26.5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2258064516129">
                <text:p>34.2258064516129</text:p>
              </table:table-cell>
              <table:table-cell office:value-type="float" office:value="552">
                <text:p>552</text:p>
              </table:table-cell>
              <table:table-cell office:value-type="float" office:value="32.858">
                <text:p>32.8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25">
                <text:p>35.125</text:p>
              </table:table-cell>
              <table:table-cell office:value-type="float" office:value="552">
                <text:p>552</text:p>
              </table:table-cell>
              <table:table-cell office:value-type="float" office:value="32.036">
                <text:p>32.0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030303030303">
                <text:p>36.030303030303</text:p>
              </table:table-cell>
              <table:table-cell office:value-type="float" office:value="552">
                <text:p>552</text:p>
              </table:table-cell>
              <table:table-cell office:value-type="float" office:value="22.256">
                <text:p>22.2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411764705882">
                <text:p>36.9411764705882</text:p>
              </table:table-cell>
              <table:table-cell office:value-type="float" office:value="552">
                <text:p>552</text:p>
              </table:table-cell>
              <table:table-cell office:value-type="float" office:value="28.854">
                <text:p>28.8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552">
                <text:p>552</text:p>
              </table:table-cell>
              <table:table-cell office:value-type="float" office:value="26.196">
                <text:p>26.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552">
                <text:p>552</text:p>
              </table:table-cell>
              <table:table-cell office:value-type="float" office:value="29.414">
                <text:p>29.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.7027027027027">
                <text:p>39.7027027027027</text:p>
              </table:table-cell>
              <table:table-cell office:value-type="float" office:value="552">
                <text:p>552</text:p>
              </table:table-cell>
              <table:table-cell office:value-type="float" office:value="32.362">
                <text:p>32.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.6315789473684">
                <text:p>40.6315789473684</text:p>
              </table:table-cell>
              <table:table-cell office:value-type="float" office:value="552">
                <text:p>552</text:p>
              </table:table-cell>
              <table:table-cell office:value-type="float" office:value="24.326">
                <text:p>24.3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5641025641026">
                <text:p>41.5641025641026</text:p>
              </table:table-cell>
              <table:table-cell office:value-type="float" office:value="552">
                <text:p>552</text:p>
              </table:table-cell>
              <table:table-cell office:value-type="float" office:value="22.968">
                <text:p>22.9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.5">
                <text:p>42.5</text:p>
              </table:table-cell>
              <table:table-cell office:value-type="float" office:value="552">
                <text:p>552</text:p>
              </table:table-cell>
              <table:table-cell office:value-type="float" office:value="29.864">
                <text:p>29.8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4390243902439">
                <text:p>43.4390243902439</text:p>
              </table:table-cell>
              <table:table-cell office:value-type="float" office:value="552">
                <text:p>552</text:p>
              </table:table-cell>
              <table:table-cell office:value-type="float" office:value="6.29">
                <text:p>6.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3809523809524">
                <text:p>44.3809523809524</text:p>
              </table:table-cell>
              <table:table-cell office:value-type="float" office:value="552">
                <text:p>552</text:p>
              </table:table-cell>
              <table:table-cell office:value-type="float" office:value="-8.818">
                <text:p>-8.8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3255813953488">
                <text:p>45.3255813953488</text:p>
              </table:table-cell>
              <table:table-cell office:value-type="float" office:value="552">
                <text:p>552</text:p>
              </table:table-cell>
              <table:table-cell office:value-type="float" office:value="-148.162">
                <text:p>-148.1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2727272727273">
                <text:p>46.2727272727273</text:p>
              </table:table-cell>
              <table:table-cell office:value-type="float" office:value="552">
                <text:p>552</text:p>
              </table:table-cell>
              <table:table-cell office:value-type="float" office:value="22.4">
                <text:p>22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52">
                <text:p>552</text:p>
              </table:table-cell>
              <table:table-cell office:value-type="float" office:value="14.738">
                <text:p>14.7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1739130434783">
                <text:p>48.1739130434783</text:p>
              </table:table-cell>
              <table:table-cell office:value-type="float" office:value="552">
                <text:p>552</text:p>
              </table:table-cell>
              <table:table-cell office:value-type="float" office:value="27.798">
                <text:p>27.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1276595744681">
                <text:p>49.1276595744681</text:p>
              </table:table-cell>
              <table:table-cell office:value-type="float" office:value="552">
                <text:p>552</text:p>
              </table:table-cell>
              <table:table-cell office:value-type="float" office:value="16.774">
                <text:p>16.7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552">
                <text:p>552</text:p>
              </table:table-cell>
              <table:table-cell office:value-type="float" office:value="-291.37">
                <text:p>-291.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.0408163265306">
                <text:p>51.0408163265306</text:p>
              </table:table-cell>
              <table:table-cell office:value-type="float" office:value="552">
                <text:p>552</text:p>
              </table:table-cell>
              <table:table-cell office:value-type="float" office:value="9.04">
                <text:p>9.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">
                <text:p>52</text:p>
              </table:table-cell>
              <table:table-cell office:value-type="float" office:value="552">
                <text:p>552</text:p>
              </table:table-cell>
              <table:table-cell office:value-type="float" office:value="27.552">
                <text:p>27.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9607843137255">
                <text:p>52.9607843137255</text:p>
              </table:table-cell>
              <table:table-cell office:value-type="float" office:value="552">
                <text:p>552</text:p>
              </table:table-cell>
              <table:table-cell office:value-type="float" office:value="25.03">
                <text:p>25.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.9230769230769">
                <text:p>53.9230769230769</text:p>
              </table:table-cell>
              <table:table-cell office:value-type="float" office:value="552">
                <text:p>552</text:p>
              </table:table-cell>
              <table:table-cell office:value-type="float" office:value="17.8">
                <text:p>17.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8867924528302">
                <text:p>54.8867924528302</text:p>
              </table:table-cell>
              <table:table-cell office:value-type="float" office:value="552">
                <text:p>552</text:p>
              </table:table-cell>
              <table:table-cell office:value-type="float" office:value="-52.018">
                <text:p>-52.0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8518518518519">
                <text:p>55.8518518518519</text:p>
              </table:table-cell>
              <table:table-cell office:value-type="float" office:value="552">
                <text:p>552</text:p>
              </table:table-cell>
              <table:table-cell office:value-type="float" office:value="-40.482">
                <text:p>-40.4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552">
                <text:p>552</text:p>
              </table:table-cell>
              <table:table-cell office:value-type="float" office:value="-54.776">
                <text:p>-54.7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.7857142857143">
                <text:p>57.7857142857143</text:p>
              </table:table-cell>
              <table:table-cell office:value-type="float" office:value="552">
                <text:p>552</text:p>
              </table:table-cell>
              <table:table-cell office:value-type="float" office:value="-136.516">
                <text:p>-136.5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7543859649123">
                <text:p>58.7543859649123</text:p>
              </table:table-cell>
              <table:table-cell office:value-type="float" office:value="552">
                <text:p>552</text:p>
              </table:table-cell>
              <table:table-cell office:value-type="float" office:value="-159.644">
                <text:p>-159.6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7241379310345">
                <text:p>59.7241379310345</text:p>
              </table:table-cell>
              <table:table-cell office:value-type="float" office:value="552">
                <text:p>552</text:p>
              </table:table-cell>
              <table:table-cell office:value-type="float" office:value="-47.112">
                <text:p>-47.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.6949152542373">
                <text:p>60.6949152542373</text:p>
              </table:table-cell>
              <table:table-cell office:value-type="float" office:value="552">
                <text:p>552</text:p>
              </table:table-cell>
              <table:table-cell office:value-type="float" office:value="20.452">
                <text:p>20.4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12.306">
                <text:p>12.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6393442622951">
                <text:p>62.6393442622951</text:p>
              </table:table-cell>
              <table:table-cell office:value-type="float" office:value="552">
                <text:p>552</text:p>
              </table:table-cell>
              <table:table-cell office:value-type="float" office:value="9.838">
                <text:p>9.8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.6129032258065">
                <text:p>63.6129032258065</text:p>
              </table:table-cell>
              <table:table-cell office:value-type="float" office:value="552">
                <text:p>552</text:p>
              </table:table-cell>
              <table:table-cell office:value-type="float" office:value="22.466">
                <text:p>22.4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5873015873016">
                <text:p>64.5873015873016</text:p>
              </table:table-cell>
              <table:table-cell office:value-type="float" office:value="552">
                <text:p>552</text:p>
              </table:table-cell>
              <table:table-cell office:value-type="float" office:value="14.09">
                <text:p>14.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.5625">
                <text:p>65.5625</text:p>
              </table:table-cell>
              <table:table-cell office:value-type="float" office:value="552">
                <text:p>552</text:p>
              </table:table-cell>
              <table:table-cell office:value-type="float" office:value="15.422">
                <text:p>15.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5384615384616">
                <text:p>66.5384615384616</text:p>
              </table:table-cell>
              <table:table-cell office:value-type="float" office:value="552">
                <text:p>552</text:p>
              </table:table-cell>
              <table:table-cell office:value-type="float" office:value="-30.856">
                <text:p>-30.8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.5151515151515">
                <text:p>67.5151515151515</text:p>
              </table:table-cell>
              <table:table-cell office:value-type="float" office:value="552">
                <text:p>552</text:p>
              </table:table-cell>
              <table:table-cell office:value-type="float" office:value="17.032">
                <text:p>17.0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.4925373134328">
                <text:p>68.4925373134328</text:p>
              </table:table-cell>
              <table:table-cell office:value-type="float" office:value="552">
                <text:p>552</text:p>
              </table:table-cell>
              <table:table-cell office:value-type="float" office:value="15.208">
                <text:p>15.2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.4705882352941">
                <text:p>69.4705882352941</text:p>
              </table:table-cell>
              <table:table-cell office:value-type="float" office:value="552">
                <text:p>552</text:p>
              </table:table-cell>
              <table:table-cell office:value-type="float" office:value="15.572">
                <text:p>15.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.4492753623188">
                <text:p>70.4492753623188</text:p>
              </table:table-cell>
              <table:table-cell office:value-type="float" office:value="552">
                <text:p>552</text:p>
              </table:table-cell>
              <table:table-cell office:value-type="float" office:value="14.896">
                <text:p>14.8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52">
                <text:p>552</text:p>
              </table:table-cell>
              <table:table-cell office:value-type="float" office:value="16.846">
                <text:p>16.8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4084507042253">
                <text:p>72.4084507042253</text:p>
              </table:table-cell>
              <table:table-cell office:value-type="float" office:value="552">
                <text:p>552</text:p>
              </table:table-cell>
              <table:table-cell office:value-type="float" office:value="15.704">
                <text:p>15.7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.3888888888889">
                <text:p>73.3888888888889</text:p>
              </table:table-cell>
              <table:table-cell office:value-type="float" office:value="552">
                <text:p>552</text:p>
              </table:table-cell>
              <table:table-cell office:value-type="float" office:value="14.946">
                <text:p>14.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3698630136986">
                <text:p>74.3698630136986</text:p>
              </table:table-cell>
              <table:table-cell office:value-type="float" office:value="552">
                <text:p>552</text:p>
              </table:table-cell>
              <table:table-cell office:value-type="float" office:value="-24.656">
                <text:p>-24.6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.3513513513514">
                <text:p>75.3513513513514</text:p>
              </table:table-cell>
              <table:table-cell office:value-type="float" office:value="552">
                <text:p>552</text:p>
              </table:table-cell>
              <table:table-cell office:value-type="float" office:value="-13.18">
                <text:p>-13.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552">
                <text:p>552</text:p>
              </table:table-cell>
              <table:table-cell office:value-type="float" office:value="-14.786">
                <text:p>-14.7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3157894736842">
                <text:p>77.3157894736842</text:p>
              </table:table-cell>
              <table:table-cell office:value-type="float" office:value="552">
                <text:p>552</text:p>
              </table:table-cell>
              <table:table-cell office:value-type="float" office:value="18.22">
                <text:p>18.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.2987012987013">
                <text:p>78.2987012987013</text:p>
              </table:table-cell>
              <table:table-cell office:value-type="float" office:value="552">
                <text:p>552</text:p>
              </table:table-cell>
              <table:table-cell office:value-type="float" office:value="16.658">
                <text:p>16.6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2820512820513">
                <text:p>79.2820512820513</text:p>
              </table:table-cell>
              <table:table-cell office:value-type="float" office:value="552">
                <text:p>552</text:p>
              </table:table-cell>
              <table:table-cell office:value-type="float" office:value="18.02">
                <text:p>18.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658227848101">
                <text:p>80.2658227848101</text:p>
              </table:table-cell>
              <table:table-cell office:value-type="float" office:value="552">
                <text:p>552</text:p>
              </table:table-cell>
              <table:table-cell office:value-type="float" office:value="6.938">
                <text:p>6.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25">
                <text:p>81.25</text:p>
              </table:table-cell>
              <table:table-cell office:value-type="float" office:value="552">
                <text:p>552</text:p>
              </table:table-cell>
              <table:table-cell office:value-type="float" office:value="-11.574">
                <text:p>-11.5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.2345679012346">
                <text:p>82.2345679012346</text:p>
              </table:table-cell>
              <table:table-cell office:value-type="float" office:value="552">
                <text:p>552</text:p>
              </table:table-cell>
              <table:table-cell office:value-type="float" office:value="6.114">
                <text:p>6.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.219512195122">
                <text:p>83.219512195122</text:p>
              </table:table-cell>
              <table:table-cell office:value-type="float" office:value="552">
                <text:p>552</text:p>
              </table:table-cell>
              <table:table-cell office:value-type="float" office:value="2.818">
                <text:p>2.8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.2048192771084">
                <text:p>84.2048192771084</text:p>
              </table:table-cell>
              <table:table-cell office:value-type="float" office:value="552">
                <text:p>552</text:p>
              </table:table-cell>
              <table:table-cell office:value-type="float" office:value="19.602">
                <text:p>19.6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1904761904762">
                <text:p>85.1904761904762</text:p>
              </table:table-cell>
              <table:table-cell office:value-type="float" office:value="552">
                <text:p>552</text:p>
              </table:table-cell>
              <table:table-cell office:value-type="float" office:value="9.482">
                <text:p>9.4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1764705882353">
                <text:p>86.1764705882353</text:p>
              </table:table-cell>
              <table:table-cell office:value-type="float" office:value="552">
                <text:p>552</text:p>
              </table:table-cell>
              <table:table-cell office:value-type="float" office:value="-0.698">
                <text:p>-0.6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.1627906976744">
                <text:p>87.1627906976744</text:p>
              </table:table-cell>
              <table:table-cell office:value-type="float" office:value="552">
                <text:p>552</text:p>
              </table:table-cell>
              <table:table-cell office:value-type="float" office:value="-10.056">
                <text:p>-10.0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8.1494252873563">
                <text:p>88.1494252873563</text:p>
              </table:table-cell>
              <table:table-cell office:value-type="float" office:value="552">
                <text:p>552</text:p>
              </table:table-cell>
              <table:table-cell office:value-type="float" office:value="7.648">
                <text:p>7.6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.1363636363636">
                <text:p>89.1363636363636</text:p>
              </table:table-cell>
              <table:table-cell office:value-type="float" office:value="552">
                <text:p>552</text:p>
              </table:table-cell>
              <table:table-cell office:value-type="float" office:value="-320.56">
                <text:p>-320.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.123595505618">
                <text:p>90.123595505618</text:p>
              </table:table-cell>
              <table:table-cell office:value-type="float" office:value="552">
                <text:p>552</text:p>
              </table:table-cell>
              <table:table-cell office:value-type="float" office:value="16.114">
                <text:p>16.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.1111111111111">
                <text:p>91.1111111111111</text:p>
              </table:table-cell>
              <table:table-cell office:value-type="float" office:value="552">
                <text:p>552</text:p>
              </table:table-cell>
              <table:table-cell office:value-type="float" office:value="-4.76">
                <text:p>-4.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.0989010989011">
                <text:p>92.0989010989011</text:p>
              </table:table-cell>
              <table:table-cell office:value-type="float" office:value="552">
                <text:p>552</text:p>
              </table:table-cell>
              <table:table-cell office:value-type="float" office:value="16.454">
                <text:p>16.4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.0869565217391">
                <text:p>93.0869565217391</text:p>
              </table:table-cell>
              <table:table-cell office:value-type="float" office:value="552">
                <text:p>552</text:p>
              </table:table-cell>
              <table:table-cell office:value-type="float" office:value="-3.652">
                <text:p>-3.6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0752688172043">
                <text:p>94.0752688172043</text:p>
              </table:table-cell>
              <table:table-cell office:value-type="float" office:value="552">
                <text:p>552</text:p>
              </table:table-cell>
              <table:table-cell office:value-type="float" office:value="13.986">
                <text:p>13.9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063829787234">
                <text:p>95.063829787234</text:p>
              </table:table-cell>
              <table:table-cell office:value-type="float" office:value="552">
                <text:p>552</text:p>
              </table:table-cell>
              <table:table-cell office:value-type="float" office:value="22.396">
                <text:p>22.3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.0526315789474">
                <text:p>96.0526315789474</text:p>
              </table:table-cell>
              <table:table-cell office:value-type="float" office:value="552">
                <text:p>552</text:p>
              </table:table-cell>
              <table:table-cell office:value-type="float" office:value="17.904">
                <text:p>17.9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0416666666667">
                <text:p>97.0416666666667</text:p>
              </table:table-cell>
              <table:table-cell office:value-type="float" office:value="552">
                <text:p>552</text:p>
              </table:table-cell>
              <table:table-cell office:value-type="float" office:value="14.404">
                <text:p>14.4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.0309278350515">
                <text:p>98.0309278350515</text:p>
              </table:table-cell>
              <table:table-cell office:value-type="float" office:value="552">
                <text:p>552</text:p>
              </table:table-cell>
              <table:table-cell office:value-type="float" office:value="19.654">
                <text:p>19.6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0204081632653">
                <text:p>99.0204081632653</text:p>
              </table:table-cell>
              <table:table-cell office:value-type="float" office:value="552">
                <text:p>552</text:p>
              </table:table-cell>
              <table:table-cell office:value-type="float" office:value="5.348">
                <text:p>5.3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010101010101">
                <text:p>100.010101010101</text:p>
              </table:table-cell>
              <table:table-cell office:value-type="float" office:value="552">
                <text:p>552</text:p>
              </table:table-cell>
              <table:table-cell office:value-type="float" office:value="21.09">
                <text:p>21.0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